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c55e6d"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c55e6d" officeooo:paragraph-rsid="00c55e6d" style:font-name-asian="Times New Roman1" style:font-size-asian="12pt" style:font-name-complex="Times New Roman1" style:font-size-complex="12pt" style:language-complex="ar" style:country-complex="SA"/>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c700fa" officeooo:paragraph-rsid="00c700fa" style:font-name-asian="Times New Roman1" style:font-size-asian="12pt" style:font-name-complex="Times New Roman1" style:font-size-complex="12pt" style:language-complex="ar" style:country-complex="SA"/>
    </style:style>
    <style:style style:name="P5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officeooo:rsid="00adeea3" officeooo:paragraph-rsid="00cc4983" style:font-name-asian="Times New Roman1" style:font-size-asian="12pt" style:font-style-asian="normal" style:font-name-complex="Times New Roman1" style:font-size-complex="12pt" style:language-complex="ar" style:country-complex="SA" style:font-style-complex="normal"/>
    </style:style>
    <style:style style:name="P57"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8"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fo:font-weight="normal" officeooo:rsid="009c796b" officeooo:paragraph-rsid="00c55e6d"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60" style:family="paragraph" style:parent-style-name="Standard">
      <style:paragraph-properties fo:margin-left="0.5in" fo:margin-right="0in" fo:text-indent="0in" style:auto-text-indent="false"/>
      <style:text-properties officeooo:rsid="00534049" officeooo:paragraph-rsid="00534049"/>
    </style:style>
    <style:style style:name="P61" style:family="paragraph" style:parent-style-name="Standard">
      <style:text-properties officeooo:paragraph-rsid="00a60371"/>
    </style:style>
    <style:style style:name="P62" style:family="paragraph" style:parent-style-name="Standard">
      <style:paragraph-properties fo:margin-left="1in" fo:margin-right="0in" fo:text-indent="0in" style:auto-text-indent="false"/>
      <style:text-properties officeooo:paragraph-rsid="00a60371"/>
    </style:style>
    <style:style style:name="P63" style:family="paragraph" style:parent-style-name="Standard">
      <style:paragraph-properties fo:margin-left="1in" fo:margin-right="0in" fo:text-indent="0in" style:auto-text-indent="false"/>
      <style:text-properties officeooo:rsid="00a60371" officeooo:paragraph-rsid="00a60371"/>
    </style:style>
    <style:style style:name="P64"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5"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6"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7" style:family="paragraph" style:parent-style-name="Standard">
      <style:paragraph-properties fo:margin-left="1in" fo:margin-right="0in" fo:text-indent="0in" style:auto-text-indent="false"/>
      <style:text-properties officeooo:rsid="0087354a" officeooo:paragraph-rsid="0087354a"/>
    </style:style>
    <style:style style:name="P68" style:family="paragraph" style:parent-style-name="Standard">
      <style:paragraph-properties fo:margin-left="1in" fo:margin-right="0in" fo:text-indent="0in" style:auto-text-indent="false"/>
      <style:text-properties officeooo:rsid="008c3d02" officeooo:paragraph-rsid="008c3d02"/>
    </style:style>
    <style:style style:name="P69" style:family="paragraph" style:parent-style-name="Standard">
      <style:paragraph-properties fo:margin-left="0in" fo:margin-right="0in" fo:text-indent="0in" style:auto-text-indent="false"/>
      <style:text-properties officeooo:rsid="007e685d" officeooo:paragraph-rsid="007e685d"/>
    </style:style>
    <style:style style:name="P70" style:family="paragraph" style:parent-style-name="Standard">
      <style:paragraph-properties fo:margin-left="0.5in" fo:margin-right="0in" fo:text-indent="0in" style:auto-text-indent="false"/>
      <style:text-properties officeooo:rsid="007e685d" officeooo:paragraph-rsid="007e685d"/>
    </style:style>
    <style:style style:name="P71" style:family="paragraph" style:parent-style-name="Standard">
      <style:paragraph-properties fo:margin-left="0.5in" fo:margin-right="0in" fo:text-indent="0in" style:auto-text-indent="false"/>
      <style:text-properties officeooo:rsid="007e685d" officeooo:paragraph-rsid="008105e5"/>
    </style:style>
    <style:style style:name="P72" style:family="paragraph" style:parent-style-name="Standard">
      <style:paragraph-properties fo:margin-left="0.5in" fo:margin-right="0in" fo:text-indent="0in" style:auto-text-indent="false"/>
      <style:text-properties officeooo:rsid="007e685d" officeooo:paragraph-rsid="00a259cd"/>
    </style:style>
    <style:style style:name="P73" style:family="paragraph" style:parent-style-name="Standard">
      <style:paragraph-properties fo:margin-left="0.5in" fo:margin-right="0in" fo:text-indent="0in" style:auto-text-indent="false"/>
      <style:text-properties officeooo:rsid="007e685d" officeooo:paragraph-rsid="007ed864"/>
    </style:style>
    <style:style style:name="P74" style:family="paragraph" style:parent-style-name="Standard">
      <style:paragraph-properties fo:margin-left="0.5in" fo:margin-right="0in" fo:text-indent="0in" style:auto-text-indent="false"/>
      <style:text-properties officeooo:rsid="007e685d" officeooo:paragraph-rsid="00c4a4e6"/>
    </style:style>
    <style:style style:name="P75" style:family="paragraph" style:parent-style-name="Standard">
      <style:paragraph-properties fo:margin-left="0in" fo:margin-right="0in" fo:text-indent="0in" style:auto-text-indent="false"/>
      <style:text-properties officeooo:rsid="0051acfc" officeooo:paragraph-rsid="0051acfc"/>
    </style:style>
    <style:style style:name="P76" style:family="paragraph" style:parent-style-name="Standard">
      <style:paragraph-properties fo:margin-left="0in" fo:margin-right="0in" fo:text-indent="0in" style:auto-text-indent="false"/>
      <style:text-properties officeooo:rsid="0051acfc" officeooo:paragraph-rsid="00c4a4e6"/>
    </style:style>
    <style:style style:name="P77" style:family="paragraph" style:parent-style-name="Standard">
      <style:paragraph-properties fo:margin-left="0in" fo:margin-right="0in" fo:text-indent="0in" style:auto-text-indent="false"/>
      <style:text-properties officeooo:rsid="0051acfc" officeooo:paragraph-rsid="00c54309"/>
    </style:style>
    <style:style style:name="P78" style:family="paragraph" style:parent-style-name="Standard">
      <style:paragraph-properties fo:margin-left="0in" fo:margin-right="0in" fo:text-indent="0in" style:auto-text-indent="false"/>
      <style:text-properties officeooo:rsid="0051acfc" officeooo:paragraph-rsid="00711f1c"/>
    </style:style>
    <style:style style:name="P79" style:family="paragraph" style:parent-style-name="Standard">
      <style:paragraph-properties fo:margin-left="0in" fo:margin-right="0in" fo:text-indent="0in" style:auto-text-indent="false"/>
      <style:text-properties officeooo:rsid="005d6ca5" officeooo:paragraph-rsid="008242a5"/>
    </style:style>
    <style:style style:name="P80" style:family="paragraph" style:parent-style-name="Standard">
      <style:paragraph-properties fo:margin-left="0in" fo:margin-right="0in" fo:text-indent="0in" style:auto-text-indent="false"/>
      <style:text-properties officeooo:rsid="005d6ca5" officeooo:paragraph-rsid="00736a41"/>
    </style:style>
    <style:style style:name="P81" style:family="paragraph" style:parent-style-name="Standard">
      <style:paragraph-properties fo:margin-left="1in" fo:margin-right="0in" fo:text-indent="0in" style:auto-text-indent="false"/>
      <style:text-properties officeooo:rsid="00a72ac7" officeooo:paragraph-rsid="00a72ac7"/>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Contents_20_4">
      <style:paragraph-properties>
        <style:tab-stops>
          <style:tab-stop style:position="6.9252in" style:type="right" style:leader-style="dotted" style:leader-text="."/>
        </style:tab-stops>
      </style:paragraph-properties>
    </style:style>
    <style:style style:name="P86" style:family="paragraph" style:parent-style-name="Standard">
      <style:paragraph-properties fo:margin-left="1in" fo:margin-right="0in" fo:text-indent="0in" style:auto-text-indent="false"/>
      <style:text-properties officeooo:rsid="00aa4728" officeooo:paragraph-rsid="00aa4728"/>
    </style:style>
    <style:style style:name="P87" style:family="paragraph" style:parent-style-name="Standard">
      <style:paragraph-properties fo:margin-left="1.5in" fo:margin-right="0in" fo:text-indent="0in" style:auto-text-indent="false"/>
      <style:text-properties officeooo:paragraph-rsid="00aa4728"/>
    </style:style>
    <style:style style:name="P88"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9"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90"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91"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9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93" style:family="paragraph" style:parent-style-name="Standard">
      <style:paragraph-properties fo:margin-left="0in" fo:margin-right="0in" fo:text-indent="0in" style:auto-text-indent="false"/>
      <style:text-properties officeooo:rsid="00736a41" officeooo:paragraph-rsid="009b3bdb"/>
    </style:style>
    <style:style style:name="P94" style:family="paragraph" style:parent-style-name="Standard">
      <style:paragraph-properties fo:margin-left="0in" fo:margin-right="0in" fo:text-indent="0in" style:auto-text-indent="false"/>
      <style:text-properties officeooo:rsid="00736a41" officeooo:paragraph-rsid="00736a41"/>
    </style:style>
    <style:style style:name="P95" style:family="paragraph" style:parent-style-name="Standard">
      <style:paragraph-properties fo:margin-left="0in" fo:margin-right="0in" fo:text-indent="0in" style:auto-text-indent="false"/>
      <style:text-properties officeooo:rsid="0063f858" officeooo:paragraph-rsid="00adeea3"/>
    </style:style>
    <style:style style:name="P96" style:family="paragraph" style:parent-style-name="Standard">
      <style:paragraph-properties fo:margin-left="1in" fo:margin-right="0in" fo:text-indent="0in" style:auto-text-indent="false"/>
      <style:text-properties officeooo:rsid="0063f858" officeooo:paragraph-rsid="00adeea3"/>
    </style:style>
    <style:style style:name="P97" style:family="paragraph" style:parent-style-name="Standard">
      <style:paragraph-properties fo:margin-left="1in" fo:margin-right="0in" fo:text-indent="0in" style:auto-text-indent="false"/>
      <style:text-properties officeooo:paragraph-rsid="00736a41"/>
    </style:style>
    <style:style style:name="P98" style:family="paragraph" style:parent-style-name="Standard">
      <style:paragraph-properties fo:margin-left="0.5in" fo:margin-right="0in" fo:text-indent="0in" style:auto-text-indent="false"/>
      <style:text-properties officeooo:rsid="00b2d17e" officeooo:paragraph-rsid="00c55e6d"/>
    </style:style>
    <style:style style:name="P99" style:family="paragraph" style:parent-style-name="Standard">
      <style:paragraph-properties fo:margin-left="0in" fo:margin-right="0in" fo:text-indent="0in" style:auto-text-indent="false"/>
      <style:text-properties officeooo:rsid="0093403b" officeooo:paragraph-rsid="0093403b"/>
    </style:style>
    <style:style style:name="P100" style:family="paragraph" style:parent-style-name="Standard">
      <style:paragraph-properties fo:margin-left="0.5in" fo:margin-right="0in" fo:text-indent="0in" style:auto-text-indent="false"/>
      <style:text-properties officeooo:rsid="00b49e12" officeooo:paragraph-rsid="00b49e12"/>
    </style:style>
    <style:style style:name="P101" style:family="paragraph" style:parent-style-name="Standard">
      <style:paragraph-properties fo:margin-left="0.5in" fo:margin-right="0in" fo:text-indent="0in" style:auto-text-indent="false"/>
      <style:text-properties officeooo:rsid="00b4bc3a" officeooo:paragraph-rsid="00b4bc3a"/>
    </style:style>
    <style:style style:name="P102" style:family="paragraph" style:parent-style-name="Standard">
      <style:paragraph-properties fo:margin-left="0.5in" fo:margin-right="0in" fo:text-indent="0in" style:auto-text-indent="false"/>
      <style:text-properties officeooo:rsid="00b81abc" officeooo:paragraph-rsid="00b81abc"/>
    </style:style>
    <style:style style:name="P103" style:family="paragraph" style:parent-style-name="Standard">
      <style:paragraph-properties fo:margin-left="0.5in" fo:margin-right="0in" fo:text-indent="0in" style:auto-text-indent="false"/>
      <style:text-properties officeooo:rsid="005d0b58" officeooo:paragraph-rsid="00534049"/>
    </style:style>
    <style:style style:name="P104" style:family="paragraph" style:parent-style-name="Standard">
      <style:paragraph-properties fo:margin-left="0in" fo:margin-right="0in" fo:text-indent="0in" style:auto-text-indent="false"/>
      <style:text-properties officeooo:paragraph-rsid="009f861e"/>
    </style:style>
    <style:style style:name="P105" style:family="paragraph" style:parent-style-name="Standard">
      <style:text-properties officeooo:rsid="007631d0" officeooo:paragraph-rsid="007631d0"/>
    </style:style>
    <style:style style:name="P106" style:family="paragraph" style:parent-style-name="Standard">
      <style:text-properties officeooo:paragraph-rsid="0032b9d3"/>
    </style:style>
    <style:style style:name="P107" style:family="paragraph" style:parent-style-name="Standard">
      <style:paragraph-properties fo:break-before="page"/>
      <style:text-properties officeooo:paragraph-rsid="0032b9d3"/>
    </style:style>
    <style:style style:name="P108" style:family="paragraph" style:parent-style-name="Standard">
      <style:paragraph-properties fo:margin-left="0in" fo:margin-right="0in" fo:text-indent="0in" style:auto-text-indent="false"/>
      <style:text-properties officeooo:rsid="00c2cb4c" officeooo:paragraph-rsid="00c2cb4c"/>
    </style:style>
    <style:style style:name="P109" style:family="paragraph" style:parent-style-name="Standard">
      <style:paragraph-properties fo:margin-left="1in" fo:margin-right="0in" fo:text-indent="0in" style:auto-text-indent="false"/>
      <style:text-properties officeooo:rsid="00c2facf" officeooo:paragraph-rsid="00c2facf"/>
    </style:style>
    <style:style style:name="P110" style:family="paragraph" style:parent-style-name="Standard">
      <style:paragraph-properties fo:margin-left="0in" fo:margin-right="0in" fo:text-indent="0in" style:auto-text-indent="false"/>
      <style:text-properties officeooo:rsid="00c55e6d" officeooo:paragraph-rsid="00c55e6d"/>
    </style:style>
    <style:style style:name="P111" style:family="paragraph" style:parent-style-name="Standard">
      <style:paragraph-properties fo:margin-left="0in" fo:margin-right="0in" fo:text-indent="0in" style:auto-text-indent="false"/>
      <style:text-properties officeooo:rsid="00c6d620" officeooo:paragraph-rsid="00c6d620"/>
    </style:style>
    <style:style style:name="P112" style:family="paragraph" style:parent-style-name="Standard">
      <style:paragraph-properties fo:margin-left="1in" fo:margin-right="0in" fo:text-indent="0in" style:auto-text-indent="false"/>
      <style:text-properties officeooo:rsid="00c6d620" officeooo:paragraph-rsid="00c700fa"/>
    </style:style>
    <style:style style:name="P113" style:family="paragraph" style:parent-style-name="Heading_20_1" style:master-page-name="First_20_Page">
      <style:paragraph-properties style:page-number="auto"/>
    </style:style>
    <style:style style:name="P114" style:family="paragraph" style:parent-style-name="Heading_20_3">
      <style:text-properties officeooo:rsid="0086812d" officeooo:paragraph-rsid="0086812d"/>
    </style:style>
    <style:style style:name="P115" style:family="paragraph" style:parent-style-name="Heading_20_3">
      <style:text-properties officeooo:rsid="0056e4a1" officeooo:paragraph-rsid="0056e4a1"/>
    </style:style>
    <style:style style:name="P116"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7"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8"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9"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c55e6d" officeooo:paragraph-rsid="00c55e6d" style:font-name-asian="Times New Roman1" style:font-size-asian="12pt" style:font-name-complex="Times New Roman1" style:font-size-complex="12pt" style:language-complex="ar" style:country-complex="SA"/>
    </style:style>
    <style:style style:name="P12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12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22"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123" style:family="paragraph" style:parent-style-name="Standard">
      <style:paragraph-properties fo:margin-left="1in" fo:margin-right="0in" fo:text-indent="0in" style:auto-text-indent="false"/>
      <style:text-properties officeooo:paragraph-rsid="00aa6727"/>
    </style:style>
    <style:style style:name="P124" style:family="paragraph" style:parent-style-name="Standard">
      <style:paragraph-properties fo:margin-left="0in" fo:margin-right="0in" fo:text-indent="0in" style:auto-text-indent="false"/>
      <style:text-properties officeooo:rsid="00aa6727" officeooo:paragraph-rsid="00aa6727"/>
    </style:style>
    <style:style style:name="P125" style:family="paragraph" style:parent-style-name="Standard">
      <style:paragraph-properties fo:margin-left="0in" fo:margin-right="0in" fo:text-indent="0in" style:auto-text-indent="false"/>
      <style:text-properties officeooo:rsid="0051acfc" officeooo:paragraph-rsid="00711f1c"/>
    </style:style>
    <style:style style:name="P126" style:family="paragraph" style:parent-style-name="Standard">
      <style:paragraph-properties fo:margin-left="0in" fo:margin-right="0in" fo:text-indent="0in" style:auto-text-indent="false"/>
      <style:text-properties officeooo:rsid="0051acfc" officeooo:paragraph-rsid="0051acfc"/>
    </style:style>
    <style:style style:name="P127" style:family="paragraph" style:parent-style-name="Standard">
      <style:text-properties officeooo:rsid="00224c22" officeooo:paragraph-rsid="00c44c42"/>
    </style:style>
    <style:style style:name="P128" style:family="paragraph" style:parent-style-name="Standard" style:list-style-name="L1"/>
    <style:style style:name="P129" style:family="paragraph" style:parent-style-name="Standard" style:list-style-name="L1">
      <style:text-properties officeooo:paragraph-rsid="004edcc4"/>
    </style:style>
    <style:style style:name="P130" style:family="paragraph" style:parent-style-name="Standard" style:list-style-name="L1">
      <style:text-properties officeooo:rsid="00359f06" officeooo:paragraph-rsid="00359f06"/>
    </style:style>
    <style:style style:name="P131" style:family="paragraph" style:parent-style-name="Standard" style:list-style-name="L1">
      <style:text-properties officeooo:rsid="003ea9f5" officeooo:paragraph-rsid="0045a702"/>
    </style:style>
    <style:style style:name="P132" style:family="paragraph" style:parent-style-name="Standard" style:list-style-name="L1">
      <style:text-properties officeooo:rsid="003ea9f5" officeooo:paragraph-rsid="009b3bdb"/>
    </style:style>
    <style:style style:name="P133" style:family="paragraph" style:parent-style-name="Standard" style:list-style-name="L1">
      <style:text-properties officeooo:rsid="003780d6" officeooo:paragraph-rsid="003780d6"/>
    </style:style>
    <style:style style:name="P134" style:family="paragraph" style:parent-style-name="Standard" style:list-style-name="L2"/>
    <style:style style:name="P135" style:family="paragraph" style:parent-style-name="Standard" style:list-style-name="L2">
      <style:text-properties officeooo:paragraph-rsid="006c3fdb"/>
    </style:style>
    <style:style style:name="P136" style:family="paragraph" style:parent-style-name="Standard" style:list-style-name="L2">
      <style:text-properties officeooo:paragraph-rsid="00246880"/>
    </style:style>
    <style:style style:name="P137" style:family="paragraph" style:parent-style-name="Standard" style:list-style-name="L2">
      <style:text-properties officeooo:rsid="00226145" officeooo:paragraph-rsid="00226145"/>
    </style:style>
    <style:style style:name="P138" style:family="paragraph" style:parent-style-name="Standard" style:list-style-name="L2">
      <style:text-properties officeooo:rsid="00241995" officeooo:paragraph-rsid="0047cbae"/>
    </style:style>
    <style:style style:name="P139" style:family="paragraph" style:parent-style-name="Standard" style:list-style-name="L2">
      <style:text-properties officeooo:rsid="003b50e9" officeooo:paragraph-rsid="003b50e9"/>
    </style:style>
    <style:style style:name="P140" style:family="paragraph" style:parent-style-name="Standard" style:list-style-name="L3">
      <style:text-properties officeooo:paragraph-rsid="0093403b"/>
    </style:style>
    <style:style style:name="P141" style:family="paragraph" style:parent-style-name="Standard" style:list-style-name="L4"/>
    <style:style style:name="P142" style:family="paragraph" style:parent-style-name="Standard" style:list-style-name="L4">
      <style:text-properties officeooo:paragraph-rsid="00a60371"/>
    </style:style>
    <style:style style:name="P143" style:family="paragraph" style:parent-style-name="Standard" style:list-style-name="L4">
      <style:text-properties officeooo:paragraph-rsid="00736a41"/>
    </style:style>
    <style:style style:name="P144" style:family="paragraph" style:parent-style-name="Standard" style:list-style-name="L4">
      <style:text-properties officeooo:paragraph-rsid="0074338e"/>
    </style:style>
    <style:style style:name="P145" style:family="paragraph" style:parent-style-name="Standard" style:list-style-name="L4">
      <style:text-properties officeooo:paragraph-rsid="00508788"/>
    </style:style>
    <style:style style:name="P146" style:family="paragraph" style:parent-style-name="Standard" style:list-style-name="L5">
      <style:text-properties officeooo:rsid="00c2cb4c" officeooo:paragraph-rsid="00c2cb4c"/>
    </style:style>
    <style:style style:name="P147" style:family="paragraph" style:parent-style-name="Standard" style:list-style-name="L5">
      <style:text-properties officeooo:rsid="00c2cb4c" officeooo:paragraph-rsid="00c2facf"/>
    </style:style>
    <style:style style:name="P148" style:family="paragraph" style:parent-style-name="Standard" style:list-style-name="L6">
      <style:text-properties officeooo:rsid="00209691" officeooo:paragraph-rsid="0024ee25"/>
    </style:style>
    <style:style style:name="P149" style:family="paragraph" style:parent-style-name="Standard" style:list-style-name="L6">
      <style:text-properties officeooo:rsid="00209691" officeooo:paragraph-rsid="002671fd"/>
    </style:style>
    <style:style style:name="P150" style:family="paragraph" style:parent-style-name="Standard">
      <style:text-properties officeooo:rsid="00209691" officeooo:paragraph-rsid="0024ee25"/>
    </style:style>
    <style:style style:name="P151"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52" style:family="paragraph" style:parent-style-name="Standard">
      <style:paragraph-properties fo:margin-left="1in" fo:margin-right="0in" fo:text-indent="0in" style:auto-text-indent="false"/>
      <style:text-properties officeooo:rsid="00b2d17e" officeooo:paragraph-rsid="00b2d17e"/>
    </style:style>
    <style:style style:name="P153"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154"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55" style:family="paragraph" style:parent-style-name="Standard">
      <style:paragraph-properties fo:margin-left="1in" fo:margin-right="0in" fo:text-indent="0in" style:auto-text-indent="false"/>
      <style:text-properties officeooo:rsid="00cfaa07" officeooo:paragraph-rsid="00d19f94"/>
    </style:style>
    <style:style style:name="P156" style:family="paragraph" style:parent-style-name="Standard">
      <style:paragraph-properties fo:margin-left="0.5in" fo:margin-right="0in" fo:text-indent="0in" style:auto-text-indent="false"/>
      <style:text-properties officeooo:rsid="007e685d" officeooo:paragraph-rsid="008105e5"/>
    </style:style>
    <style:style style:name="P157" style:family="paragraph" style:parent-style-name="Standard">
      <style:paragraph-properties fo:margin-left="0.5in" fo:margin-right="0in" fo:text-indent="0in" style:auto-text-indent="false"/>
      <style:text-properties officeooo:rsid="007e685d" officeooo:paragraph-rsid="007ed864"/>
    </style:style>
    <style:style style:name="P158" style:family="paragraph" style:parent-style-name="Standard">
      <style:paragraph-properties fo:margin-left="0.5in" fo:margin-right="0in" fo:text-indent="0in" style:auto-text-indent="false"/>
      <style:text-properties officeooo:rsid="005d0b58" officeooo:paragraph-rsid="00534049"/>
    </style:style>
    <style:style style:name="P159" style:family="paragraph" style:parent-style-name="Standard">
      <style:paragraph-properties fo:margin-left="0in" fo:margin-right="0in" fo:text-indent="0in" style:auto-text-indent="false"/>
      <style:text-properties officeooo:rsid="006fe426" officeooo:paragraph-rsid="006fe426"/>
    </style:style>
    <style:style style:name="P160" style:family="paragraph" style:parent-style-name="Standard">
      <style:paragraph-properties fo:margin-left="1in" fo:margin-right="0in" fo:text-indent="0in" style:auto-text-indent="false"/>
      <style:text-properties officeooo:rsid="00a60371" officeooo:paragraph-rsid="00a60371"/>
    </style:style>
    <style:style style:name="P161" style:family="paragraph" style:parent-style-name="Standard">
      <style:paragraph-properties fo:margin-left="0in" fo:margin-right="0in" fo:text-indent="0in" style:auto-text-indent="false"/>
      <style:text-properties officeooo:rsid="005d6ca5" officeooo:paragraph-rsid="008242a5"/>
    </style:style>
    <style:style style:name="P162" style:family="paragraph" style:parent-style-name="Standard">
      <style:paragraph-properties fo:margin-left="0in" fo:margin-right="0in" fo:text-indent="0in" style:auto-text-indent="false"/>
      <style:text-properties officeooo:rsid="005d6ca5" officeooo:paragraph-rsid="00736a41"/>
    </style:style>
    <style:style style:name="P163" style:family="paragraph" style:parent-style-name="Standard">
      <style:paragraph-properties fo:margin-left="0in" fo:margin-right="0in" fo:text-indent="0in" style:auto-text-indent="false"/>
      <style:text-properties officeooo:rsid="00736a41" officeooo:paragraph-rsid="009b3bdb"/>
    </style:style>
    <style:style style:name="P164" style:family="paragraph" style:parent-style-name="Standard">
      <style:paragraph-properties fo:margin-left="0in" fo:margin-right="0in" fo:text-indent="0in" style:auto-text-indent="false"/>
      <style:text-properties officeooo:rsid="00736a41" officeooo:paragraph-rsid="00736a41"/>
    </style:style>
    <style:style style:name="P165" style:family="paragraph" style:parent-style-name="Standard">
      <style:paragraph-properties fo:margin-left="0in" fo:margin-right="0in" fo:text-indent="0in" style:auto-text-indent="false"/>
      <style:text-properties officeooo:rsid="0093403b" officeooo:paragraph-rsid="0093403b"/>
    </style:style>
    <style:style style:name="P166" style:family="paragraph" style:parent-style-name="Standard">
      <style:text-properties officeooo:paragraph-rsid="0074338e"/>
    </style:style>
    <style:style style:name="P167" style:family="paragraph" style:parent-style-name="Standard">
      <style:text-properties officeooo:rsid="007631d0" officeooo:paragraph-rsid="007631d0"/>
    </style:style>
    <style:style style:name="P168"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69" style:family="paragraph">
      <style:paragraph-properties style:writing-mode="lr-tb"/>
      <style:text-properties style:font-name="Times New Roman" fo:font-size="1pt" style:font-name-asian="Times New Roman" style:font-name-complex="Times New Roman"/>
    </style:style>
    <style:style style:name="P17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officeooo:rsid="00cc4983"/>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c44010"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officeooo:rsid="00c55e6d"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officeooo:rsid="00c77f08"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officeooo:rsid="00cc4983" style:font-name-asian="Times New Roman1" style:font-size-asian="12pt" style:font-name-complex="Times New Roman1" style:font-size-complex="12pt" style:language-complex="ar" style:country-complex="SA"/>
    </style:style>
    <style:style style:name="T64" style:family="text">
      <style:text-properties style:use-window-font-color="true" loext:opacity="0%" style:font-name="Times New Roman1" fo:font-size="12pt" fo:language="en" fo:country="US" officeooo:rsid="00cd6858"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6"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7"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9"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70"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71"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2"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3"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4"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5" style:family="text">
      <style:text-properties officeooo:rsid="001ec327"/>
    </style:style>
    <style:style style:name="T76" style:family="text">
      <style:text-properties officeooo:rsid="001f3ded"/>
    </style:style>
    <style:style style:name="T77" style:family="text">
      <style:text-properties officeooo:rsid="00224c22"/>
    </style:style>
    <style:style style:name="T78" style:family="text">
      <style:text-properties officeooo:rsid="002428fb"/>
    </style:style>
    <style:style style:name="T79" style:family="text">
      <style:text-properties officeooo:rsid="0024ee25"/>
    </style:style>
    <style:style style:name="T80" style:family="text">
      <style:text-properties officeooo:rsid="0027fa2c"/>
    </style:style>
    <style:style style:name="T81" style:family="text">
      <style:text-properties officeooo:rsid="0026816c"/>
    </style:style>
    <style:style style:name="T82" style:family="text">
      <style:text-properties officeooo:rsid="0033cc9b"/>
    </style:style>
    <style:style style:name="T83" style:family="text">
      <style:text-properties officeooo:rsid="0035861a"/>
    </style:style>
    <style:style style:name="T84" style:family="text">
      <style:text-properties officeooo:rsid="00361bdf"/>
    </style:style>
    <style:style style:name="T85" style:family="text">
      <style:text-properties officeooo:rsid="003740db"/>
    </style:style>
    <style:style style:name="T86" style:family="text">
      <style:text-properties officeooo:rsid="003780d6"/>
    </style:style>
    <style:style style:name="T87" style:family="text">
      <style:text-properties officeooo:rsid="003dd233"/>
    </style:style>
    <style:style style:name="T88" style:family="text">
      <style:text-properties officeooo:rsid="003f4429"/>
    </style:style>
    <style:style style:name="T89" style:family="text">
      <style:text-properties officeooo:rsid="00420961"/>
    </style:style>
    <style:style style:name="T90" style:family="text">
      <style:text-properties officeooo:rsid="0043e139"/>
    </style:style>
    <style:style style:name="T91" style:family="text">
      <style:text-properties officeooo:rsid="0045a702"/>
    </style:style>
    <style:style style:name="T92" style:family="text">
      <style:text-properties officeooo:rsid="004e56ac"/>
    </style:style>
    <style:style style:name="T93" style:family="text">
      <style:text-properties officeooo:rsid="00508788"/>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694762"/>
    </style:style>
    <style:style style:name="T96" style:family="text">
      <style:text-properties officeooo:rsid="00512317"/>
    </style:style>
    <style:style style:name="T97" style:family="text">
      <style:text-properties officeooo:rsid="0051acfc"/>
    </style:style>
    <style:style style:name="T98" style:family="text">
      <style:text-properties officeooo:rsid="00534049"/>
    </style:style>
    <style:style style:name="T99" style:family="text">
      <style:text-properties officeooo:rsid="00550bce"/>
    </style:style>
    <style:style style:name="T100" style:family="text">
      <style:text-properties officeooo:rsid="00588cf3"/>
    </style:style>
    <style:style style:name="T101" style:family="text">
      <style:text-properties officeooo:rsid="0059cda1"/>
    </style:style>
    <style:style style:name="T102" style:family="text">
      <style:text-properties officeooo:rsid="005a4a12"/>
    </style:style>
    <style:style style:name="T103" style:family="text">
      <style:text-properties officeooo:rsid="005c3f52"/>
    </style:style>
    <style:style style:name="T104" style:family="text">
      <style:text-properties officeooo:rsid="005f2f94"/>
    </style:style>
    <style:style style:name="T105" style:family="text">
      <style:text-properties officeooo:rsid="0061fd94"/>
    </style:style>
    <style:style style:name="T106" style:family="text">
      <style:text-properties officeooo:rsid="00650599"/>
    </style:style>
    <style:style style:name="T107" style:family="text">
      <style:text-properties officeooo:rsid="00659a2f"/>
    </style:style>
    <style:style style:name="T108" style:family="text">
      <style:text-properties officeooo:rsid="00694762"/>
    </style:style>
    <style:style style:name="T109" style:family="text">
      <style:text-properties officeooo:rsid="006a3686"/>
    </style:style>
    <style:style style:name="T110" style:family="text">
      <style:text-properties officeooo:rsid="006a90ff"/>
    </style:style>
    <style:style style:name="T111" style:family="text">
      <style:text-properties officeooo:rsid="006c3fdb"/>
    </style:style>
    <style:style style:name="T112" style:family="text">
      <style:text-properties officeooo:rsid="006cfadf"/>
    </style:style>
    <style:style style:name="T113" style:family="text">
      <style:text-properties officeooo:rsid="006e6a1b"/>
    </style:style>
    <style:style style:name="T114" style:family="text">
      <style:text-properties officeooo:rsid="006fe426"/>
    </style:style>
    <style:style style:name="T115" style:family="text">
      <style:text-properties officeooo:rsid="00711f1c"/>
    </style:style>
    <style:style style:name="T116" style:family="text">
      <style:text-properties officeooo:rsid="0072f864"/>
    </style:style>
    <style:style style:name="T117" style:family="text">
      <style:text-properties officeooo:rsid="00736a41"/>
    </style:style>
    <style:style style:name="T118" style:family="text">
      <style:text-properties officeooo:rsid="0074338e"/>
    </style:style>
    <style:style style:name="T119" style:family="text">
      <style:text-properties officeooo:rsid="007631d0"/>
    </style:style>
    <style:style style:name="T120" style:family="text">
      <style:text-properties officeooo:rsid="0077becd"/>
    </style:style>
    <style:style style:name="T121" style:family="text">
      <style:text-properties officeooo:rsid="0078efcb"/>
    </style:style>
    <style:style style:name="T122" style:family="text">
      <style:text-properties officeooo:rsid="00797dd8"/>
    </style:style>
    <style:style style:name="T123" style:family="text">
      <style:text-properties officeooo:rsid="007ce588"/>
    </style:style>
    <style:style style:name="T124" style:family="text">
      <style:text-properties officeooo:rsid="007ed864"/>
    </style:style>
    <style:style style:name="T125" style:family="text">
      <style:text-properties officeooo:rsid="007f1849"/>
    </style:style>
    <style:style style:name="T126" style:family="text">
      <style:text-properties officeooo:rsid="008105e5"/>
    </style:style>
    <style:style style:name="T127" style:family="text">
      <style:text-properties officeooo:rsid="008242a5"/>
    </style:style>
    <style:style style:name="T128" style:family="text">
      <style:text-properties officeooo:rsid="0086812d"/>
    </style:style>
    <style:style style:name="T129" style:family="text">
      <style:text-properties officeooo:rsid="008e7971"/>
    </style:style>
    <style:style style:name="T130" style:family="text">
      <style:text-properties officeooo:rsid="00905018"/>
    </style:style>
    <style:style style:name="T131" style:family="text">
      <style:text-properties officeooo:rsid="0093403b"/>
    </style:style>
    <style:style style:name="T132" style:family="text">
      <style:text-properties officeooo:rsid="003b50e9"/>
    </style:style>
    <style:style style:name="T133" style:family="text">
      <style:text-properties officeooo:rsid="00976517"/>
    </style:style>
    <style:style style:name="T134" style:family="text">
      <style:text-properties officeooo:rsid="009c796b"/>
    </style:style>
    <style:style style:name="T135" style:family="text">
      <style:text-properties officeooo:rsid="009e63bf"/>
    </style:style>
    <style:style style:name="T136" style:family="text">
      <style:text-properties officeooo:rsid="00a60371"/>
    </style:style>
    <style:style style:name="T137" style:family="text">
      <style:text-properties fo:font-style="italic" style:font-style-asian="italic" style:font-style-complex="italic"/>
    </style:style>
    <style:style style:name="T138" style:family="text">
      <style:text-properties officeooo:rsid="00a67893"/>
    </style:style>
    <style:style style:name="T139" style:family="text">
      <style:text-properties officeooo:rsid="00a72ac7"/>
    </style:style>
    <style:style style:name="T140" style:family="text">
      <style:text-properties style:text-position="super 58%"/>
    </style:style>
    <style:style style:name="T141" style:family="text">
      <style:text-properties officeooo:rsid="00aa4728"/>
    </style:style>
    <style:style style:name="T142" style:family="text">
      <style:text-properties officeooo:rsid="00aa6727"/>
    </style:style>
    <style:style style:name="T143" style:family="text">
      <style:text-properties officeooo:rsid="00ab2c29"/>
    </style:style>
    <style:style style:name="T144" style:family="text">
      <style:text-properties officeooo:rsid="00adeea3"/>
    </style:style>
    <style:style style:name="T145" style:family="text">
      <style:text-properties officeooo:rsid="00ae60fb"/>
    </style:style>
    <style:style style:name="T146" style:family="text">
      <style:text-properties officeooo:rsid="00b01652"/>
    </style:style>
    <style:style style:name="T147" style:family="text">
      <style:text-properties officeooo:rsid="00b2b8ad"/>
    </style:style>
    <style:style style:name="T148" style:family="text">
      <style:text-properties officeooo:rsid="00b2d17e"/>
    </style:style>
    <style:style style:name="T149" style:family="text">
      <style:text-properties fo:font-style="normal" fo:font-weight="normal" officeooo:rsid="008242a5" style:font-style-asian="normal" style:font-weight-asian="normal" style:font-style-complex="normal" style:font-weight-complex="normal"/>
    </style:style>
    <style:style style:name="T150" style:family="text">
      <style:text-properties fo:font-style="normal" fo:font-weight="normal" officeooo:rsid="00b3aaa2" style:font-style-asian="normal" style:font-weight-asian="normal" style:font-style-complex="normal" style:font-weight-complex="normal"/>
    </style:style>
    <style:style style:name="T151" style:family="text">
      <style:text-properties fo:font-style="normal" fo:font-weight="normal" officeooo:rsid="009c796b" style:font-style-asian="normal" style:font-weight-asian="normal" style:font-style-complex="normal" style:font-weight-complex="normal"/>
    </style:style>
    <style:style style:name="T152" style:family="text">
      <style:text-properties fo:font-style="normal" fo:font-weight="normal" officeooo:rsid="00b43b1e" style:font-style-asian="normal" style:font-weight-asian="normal" style:font-style-complex="normal" style:font-weight-complex="normal"/>
    </style:style>
    <style:style style:name="T153" style:family="text">
      <style:text-properties fo:font-style="normal" fo:font-weight="normal" officeooo:rsid="00b49e12" style:font-style-asian="normal" style:font-weight-asian="normal" style:font-style-complex="normal" style:font-weight-complex="normal"/>
    </style:style>
    <style:style style:name="T154" style:family="text">
      <style:text-properties fo:font-style="normal" fo:font-weight="normal" officeooo:rsid="00c55e6d" style:font-style-asian="normal" style:font-weight-asian="normal" style:font-style-complex="normal" style:font-weight-complex="normal"/>
    </style:style>
    <style:style style:name="T155" style:family="text">
      <style:text-properties fo:font-style="normal" officeooo:rsid="00aa6727" style:font-style-asian="normal" style:font-style-complex="normal"/>
    </style:style>
    <style:style style:name="T156" style:family="text">
      <style:text-properties officeooo:rsid="00b3aaa2"/>
    </style:style>
    <style:style style:name="T157" style:family="text">
      <style:text-properties officeooo:rsid="00b43b1e"/>
    </style:style>
    <style:style style:name="T158" style:family="text">
      <style:text-properties officeooo:rsid="00b4bc3a"/>
    </style:style>
    <style:style style:name="T159" style:family="text">
      <style:text-properties officeooo:rsid="00b53694"/>
    </style:style>
    <style:style style:name="T160" style:family="text">
      <style:text-properties officeooo:rsid="0091bd74"/>
    </style:style>
    <style:style style:name="T161" style:family="text">
      <style:text-properties officeooo:rsid="00bbd7c2"/>
    </style:style>
    <style:style style:name="T162" style:family="text">
      <style:text-properties officeooo:rsid="00bd95f8"/>
    </style:style>
    <style:style style:name="T163" style:family="text">
      <style:text-properties officeooo:rsid="00c0f4cc"/>
    </style:style>
    <style:style style:name="T164" style:family="text">
      <style:text-properties officeooo:rsid="00c2cb4c"/>
    </style:style>
    <style:style style:name="T165" style:family="text">
      <style:text-properties officeooo:rsid="00c4a4e6"/>
    </style:style>
    <style:style style:name="T166" style:family="text">
      <style:text-properties officeooo:rsid="00c54309"/>
    </style:style>
    <style:style style:name="T167" style:family="text">
      <style:text-properties officeooo:rsid="00c55e6d"/>
    </style:style>
    <style:style style:name="T168" style:family="text">
      <style:text-properties officeooo:rsid="00c6d620"/>
    </style:style>
    <style:style style:name="T169" style:family="text">
      <style:text-properties officeooo:rsid="00c700fa"/>
    </style:style>
    <style:style style:name="T170" style:family="text">
      <style:text-properties officeooo:rsid="00c77f08"/>
    </style:style>
    <style:style style:name="T171" style:family="text">
      <style:text-properties officeooo:rsid="00c93f29"/>
    </style:style>
    <style:style style:name="T172" style:family="text">
      <style:text-properties officeooo:rsid="00ceec2b"/>
    </style:style>
    <style:style style:name="T173" style:family="text">
      <style:text-properties officeooo:rsid="00cf96fb"/>
    </style:style>
    <style:style style:name="T174" style:family="text">
      <style:text-properties officeooo:rsid="00d19f94"/>
    </style:style>
    <style:style style:name="T17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4724000" text:id="ct105553134724000">
          <text:insertion>
            <office:change-info>
              <dc:creator>Bob Jacobsen</dc:creator>
              <dc:date>2024-06-03T06:39:02</dc:date>
            </office:change-info>
          </text:insertion>
        </text:changed-region>
        <text:changed-region xml:id="ct105553134724240" text:id="ct105553134724240">
          <text:insertion>
            <office:change-info>
              <dc:creator>Bob Jacobsen</dc:creator>
              <dc:date>2023-12-24T17:45:00</dc:date>
            </office:change-info>
          </text:insertion>
        </text:changed-region>
        <text:changed-region xml:id="ct105553134724480" text:id="ct105553134724480">
          <text:insertion>
            <office:change-info>
              <dc:creator>Bob Jacobsen</dc:creator>
              <dc:date>2023-12-24T17:46:18</dc:date>
            </office:change-info>
          </text:insertion>
        </text:changed-region>
        <text:changed-region xml:id="ct105553134821584" text:id="ct105553134821584">
          <text:deletion>
            <office:change-info>
              <dc:creator>Bob Jacobsen</dc:creator>
              <dc:date>2024-06-03T06:38:11</dc:date>
            </office:change-info>
            <text:p text:style-name="P43"><text:span text:style-name="T1">StaRFIshrail is a trademark of 292 Design UK, Ltd.</text:span></text:p>
          </text:deletion>
        </text:changed-region>
        <text:changed-region xml:id="ct105553201789232" text:id="ct105553201789232">
          <text:insertion>
            <office:change-info>
              <dc:creator>Bob Jacobsen</dc:creator>
              <dc:date>2024-06-03T08:26:32</dc:date>
            </office:change-info>
          </text:insertion>
        </text:changed-region>
        <text:changed-region xml:id="ct105553202184192" text:id="ct105553202184192">
          <text:insertion>
            <office:change-info>
              <dc:creator>Bob Jacobsen</dc:creator>
              <dc:date>2024-06-03T08:27:51</dc:date>
            </office:change-info>
          </text:insertion>
        </text:changed-region>
        <text:changed-region xml:id="ct105553134823504" text:id="ct105553134823504">
          <text:deletion>
            <office:change-info>
              <dc:creator>Bob Jacobsen</dc:creator>
              <dc:date>2024-06-03T06:55:55</dc:date>
            </office:change-info>
            <text:p text:style-name="P123"><text:span text:style-name="T43">N</text:span><text:span text:style-name="T48">ote that there is no restriction on the length of the message in the Standard. <text:s/></text:span><text:span text:style-name="T43"/></text:p>
          </text:deletion>
        </text:changed-region>
        <text:changed-region xml:id="ct105553134823744" text:id="ct105553134823744">
          <text:insertion>
            <office:change-info>
              <dc:creator>Bob Jacobsen</dc:creator>
              <dc:date>2023-12-24T17:48:04</dc:date>
            </office:change-info>
          </text:insertion>
        </text:changed-region>
        <text:changed-region xml:id="ct105553134823984" text:id="ct105553134823984">
          <text:deletion>
            <office:change-info>
              <dc:creator>Bob Jacobsen</dc:creator>
              <dc:date>2023-12-24T17:48:10</dc:date>
            </office:change-info>
            <text:p text:style-name="P71">0b<text:span text:style-name="T134">0</text:span>0: exit – <text:span text:style-name="T157">T</text:span>he report refers to an item <text:span text:style-name="T125">disappearing from</text:span> the detected area.</text:p>
          </text:deletion>
        </text:changed-region>
        <text:changed-region xml:id="ct105553134824224" text:id="ct105553134824224">
          <text:insertion>
            <office:change-info>
              <dc:creator>Bob Jacobsen</dc:creator>
              <dc:date>2023-12-24T17:48:22</dc:date>
            </office:change-info>
          </text:insertion>
        </text:changed-region>
        <text:changed-region xml:id="ct105553134824464" text:id="ct105553134824464">
          <text:deletion>
            <office:change-info>
              <dc:creator>Bob Jacobsen</dc:creator>
              <dc:date>2023-12-24T17:48:01</dc:date>
            </office:change-info>
            <text:p text:style-name="P73">0b11: <text:span text:style-name="T142">unknown – </text:span><text:span text:style-name="T157">T</text:span><text:span text:style-name="T142">his message may or may not be due to an item appearing or disappearing.</text:span></text:p>
          </text:deletion>
        </text:changed-region>
        <text:changed-region xml:id="ct105553134821344" text:id="ct105553134821344">
          <text:insertion>
            <office:change-info>
              <dc:creator>Bob Jacobsen</dc:creator>
              <dc:date>2023-12-24T17:48:34</dc:date>
            </office:change-info>
          </text:insertion>
        </text:changed-region>
        <text:changed-region xml:id="ct105553134821824" text:id="ct105553134821824">
          <text:deletion>
            <office:change-info>
              <dc:creator>Bob Jacobsen</dc:creator>
              <dc:date>2023-12-24T17:48:29</dc:date>
            </office:change-info>
            <text:p text:style-name="P124">E.g. this might refer to an item that<text:span text:style-name="T11">’s remaining within the scanned region.</text:span><text:span text:style-name="T11"/></text:p>
          </text:deletion>
        </text:changed-region>
        <text:changed-region xml:id="ct105553134822064" text:id="ct105553134822064">
          <text:deletion>
            <office:change-info>
              <dc:creator>Bob Jacobsen</dc:creator>
              <dc:date>2023-12-24T17:48:58</dc:date>
            </office:change-info>
            <text:p text:style-name="P75"><text:tab/>0b00: <text:span text:style-name="T104">stopped</text:span></text:p>
          </text:deletion>
        </text:changed-region>
        <text:changed-region xml:id="ct105553134822304" text:id="ct105553134822304">
          <text:insertion>
            <office:change-info>
              <dc:creator>Bob Jacobsen</dc:creator>
              <dc:date>2023-12-24T17:49:12</dc:date>
            </office:change-info>
          </text:insertion>
        </text:changed-region>
        <text:changed-region xml:id="ct105553134822544" text:id="ct105553134822544">
          <text:insertion>
            <office:change-info>
              <dc:creator>Bob Jacobsen</dc:creator>
              <dc:date>2023-12-24T17:49:02</dc:date>
            </office:change-info>
          </text:insertion>
        </text:changed-region>
        <text:changed-region xml:id="ct105553134822784" text:id="ct105553134822784">
          <text:deletion>
            <office:change-info>
              <dc:creator>Bob Jacobsen</dc:creator>
              <dc:date>2023-12-24T17:49:09</dc:date>
            </office:change-info>
            <text:p text:style-name="P75"><text:tab/>0b11: <text:span text:style-name="T104">unknown</text:span></text:p>
          </text:deletion>
        </text:changed-region>
        <text:changed-region xml:id="ct105553134825184" text:id="ct105553134825184">
          <text:deletion>
            <office:change-info>
              <dc:creator>Bob Jacobsen</dc:creator>
              <dc:date>2023-12-24T17:49:37</dc:date>
            </office:change-info>
            <text:p text:style-name="P75"><text:tab/>0b00: <text:span text:style-name="T104">stopped</text:span></text:p>
          </text:deletion>
        </text:changed-region>
        <text:changed-region xml:id="ct105553134824704" text:id="ct105553134824704">
          <text:insertion>
            <office:change-info>
              <dc:creator>Bob Jacobsen</dc:creator>
              <dc:date>2023-12-24T17:49:34</dc:date>
            </office:change-info>
          </text:insertion>
        </text:changed-region>
        <text:changed-region xml:id="ct105553134825664" text:id="ct105553134825664">
          <text:deletion>
            <office:change-info>
              <dc:creator>Bob Jacobsen</dc:creator>
              <dc:date>2023-12-24T17:49:32</dc:date>
            </office:change-info>
            <text:p text:style-name="P75"><text:tab/>0b11: <text:span text:style-name="T104">unknown</text:span></text:p>
          </text:deletion>
        </text:changed-region>
        <text:changed-region xml:id="ct105553134825904" text:id="ct105553134825904">
          <text:insertion>
            <office:change-info>
              <dc:creator>Bob Jacobsen</dc:creator>
              <dc:date>2023-12-24T17:49:40</dc:date>
            </office:change-info>
          </text:insertion>
        </text:changed-region>
        <text:changed-region xml:id="ct105553134826144" text:id="ct105553134826144">
          <text:deletion>
            <office:change-info>
              <dc:creator>Bob Jacobsen</dc:creator>
              <dc:date>2023-12-24T17:50:31</dc:date>
            </office:change-info>
            <text:p text:style-name="P78"><text:span text:style-name="T47"/></text:p>
            <text:p text:style-name="P151"><text:span text:style-name="T11">0b00: </text:span><text:span text:style-name="T50">reserved – </text:span><text:span text:style-name="T51">D</text:span><text:span text:style-name="T50">o not send, ignore on receipt.</text:span></text:p>
          </text:deletion>
        </text:changed-region>
        <text:changed-region xml:id="ct105553134826384" text:id="ct105553134826384">
          <text:deletion>
            <office:change-info>
              <dc:creator>Bob Jacobsen</dc:creator>
              <dc:date>2023-12-24T17:50:13</dc:date>
            </office:change-info>
            <text:p text:style-name="P120">0b01: east/north</text:p>
            <text:p text:style-name="P120">0b10: west/south</text:p>
          </text:deletion>
        </text:changed-region>
        <text:changed-region xml:id="ct105553134826624" text:id="ct105553134826624">
          <text:insertion>
            <office:change-info>
              <dc:creator>Bob Jacobsen</dc:creator>
              <dc:date>2023-12-24T17:50:24</dc:date>
            </office:change-info>
          </text:insertion>
        </text:changed-region>
        <text:changed-region xml:id="ct105553134826864" text:id="ct105553134826864">
          <text:deletion>
            <office:change-info>
              <dc:creator>Bob Jacobsen</dc:creator>
              <dc:date>2023-12-24T17:50:23</dc:date>
            </office:change-info>
            <text:p text:style-name="P46">11</text:p>
          </text:deletion>
        </text:changed-region>
        <text:changed-region xml:id="ct105553134827584" text:id="ct105553134827584">
          <text:insertion>
            <office:change-info>
              <dc:creator>Bob Jacobsen</dc:creator>
              <dc:date>2023-12-24T17:50:17</dc:date>
            </office:change-info>
          </text:insertion>
        </text:changed-region>
        <text:changed-region xml:id="ct105553134827104" text:id="ct105553134827104">
          <text:insertion>
            <office:change-info>
              <dc:creator>Bob Jacobsen</dc:creator>
              <dc:date>2024-05-30T09:25:55</dc:date>
            </office:change-info>
          </text:insertion>
        </text:changed-region>
        <text:changed-region xml:id="ct105553134827824" text:id="ct105553134827824">
          <text:insertion>
            <office:change-info>
              <dc:creator>Bob Jacobsen</dc:creator>
              <dc:date>2024-05-30T09:25:51</dc:date>
            </office:change-info>
          </text:insertion>
        </text:changed-region>
        <text:changed-region xml:id="ct105553134828064" text:id="ct105553134828064">
          <text:deletion>
            <office:change-info>
              <dc:creator>Bob Jacobsen</dc:creator>
              <dc:date>2024-05-30T09:25:51</dc:date>
            </office:change-info>
            <text:p text:style-name="P78">8</text:p>
          </text:deletion>
        </text:changed-region>
        <text:changed-region xml:id="ct105553134828304" text:id="ct105553134828304">
          <text:deletion>
            <office:change-info>
              <dc:creator>Bob Jacobsen</dc:creator>
              <dc:date>2023-11-19T08:57:49</dc:date>
            </office:change-info>
            <text:p text:style-name="P103"><text:span text:style-name="T115">b</text:span>00</text:p>
          </text:deletion>
        </text:changed-region>
        <text:changed-region xml:id="ct105553134828544" text:id="ct105553134828544">
          <text:insertion>
            <office:change-info>
              <dc:creator>Bob Jacobsen</dc:creator>
              <dc:date>2023-11-19T08:57:49</dc:date>
            </office:change-info>
          </text:insertion>
        </text:changed-region>
        <text:changed-region xml:id="ct105553134828784" text:id="ct105553134828784">
          <text:deletion>
            <office:change-info>
              <dc:creator>Bob Jacobsen</dc:creator>
              <dc:date>2024-05-30T09:39:20</dc:date>
            </office:change-info>
            <text:p text:style-name="P103"><text:span text:style-name="T115"><text:s/>of 0b00</text:span></text:p>
          </text:deletion>
        </text:changed-region>
        <text:changed-region xml:id="ct105553134829024" text:id="ct105553134829024">
          <text:deletion>
            <office:change-info>
              <dc:creator>Bob Jacobsen</dc:creator>
              <dc:date>2023-11-19T08:57:54</dc:date>
            </office:change-info>
            <text:p text:style-name="P31">0<text:span text:style-name="T115">b</text:span>0<text:span text:style-name="T156">1</text:span></text:p>
          </text:deletion>
        </text:changed-region>
        <text:changed-region xml:id="ct105553134829264" text:id="ct105553134829264">
          <text:insertion>
            <office:change-info>
              <dc:creator>Bob Jacobsen</dc:creator>
              <dc:date>2023-11-19T08:57:54</dc:date>
            </office:change-info>
          </text:insertion>
        </text:changed-region>
        <text:changed-region xml:id="ct105553134698496" text:id="ct105553134698496">
          <text:insertion>
            <office:change-info>
              <dc:creator>Bob Jacobsen</dc:creator>
              <dc:date>2023-11-19T08:56:29</dc:date>
            </office:change-info>
          </text:insertion>
        </text:changed-region>
        <text:changed-region xml:id="ct105553134698976" text:id="ct105553134698976">
          <text:deletion>
            <office:change-info>
              <dc:creator>Bob Jacobsen</dc:creator>
              <dc:date>2024-05-30T09:40:13</dc:date>
            </office:change-info>
            <text:p text:style-name="P63"><text:span text:style-name="T156">Although the length of the data field is not limited by Standards</text:span></text:p>
          </text:deletion>
        </text:changed-region>
        <text:changed-region xml:id="ct105553134699456" text:id="ct105553134699456">
          <text:insertion>
            <office:change-info>
              <dc:creator>Bob Jacobsen</dc:creator>
              <dc:date>2024-05-30T09:40:13</dc:date>
            </office:change-info>
          </text:insertion>
        </text:changed-region>
        <text:changed-region xml:id="ct105553134699696" text:id="ct105553134699696">
          <text:insertion>
            <office:change-info>
              <dc:creator>Bob Jacobsen</dc:creator>
              <dc:date>2024-05-30T09:41:14</dc:date>
            </office:change-info>
          </text:insertion>
        </text:changed-region>
        <text:changed-region xml:id="ct105553134699936" text:id="ct105553134699936">
          <text:deletion>
            <office:change-info>
              <dc:creator>Bob Jacobsen</dc:creator>
              <dc:date>2024-05-30T09:41:29</dc:date>
            </office:change-info>
            <text:p text:style-name="P63"><text:span text:style-name="T156">, m</text:span></text:p>
          </text:deletion>
        </text:changed-region>
        <text:changed-region xml:id="ct105553134700176" text:id="ct105553134700176">
          <text:insertion>
            <office:change-info>
              <dc:creator>Bob Jacobsen</dc:creator>
              <dc:date>2024-05-30T09:41:56</dc:date>
            </office:change-info>
          </text:insertion>
        </text:changed-region>
        <text:changed-region xml:id="ct105553134700416" text:id="ct105553134700416">
          <text:deletion>
            <office:change-info>
              <dc:creator>Bob Jacobsen</dc:creator>
              <dc:date>2024-05-30T09:42:00</dc:date>
            </office:change-info>
            <text:p text:style-name="P63"><text:span text:style-name="T156">item</text:span></text:p>
          </text:deletion>
        </text:changed-region>
        <text:changed-region xml:id="ct105553134700656" text:id="ct105553134700656">
          <text:insertion>
            <office:change-info>
              <dc:creator>Bob Jacobsen</dc:creator>
              <dc:date>2024-05-30T09:42:00</dc:date>
            </office:change-info>
          </text:insertion>
        </text:changed-region>
        <text:changed-region xml:id="ct105553134700896" text:id="ct105553134700896">
          <text:insertion>
            <office:change-info>
              <dc:creator>Bob Jacobsen</dc:creator>
              <dc:date>2024-05-30T09:42:51</dc:date>
            </office:change-info>
          </text:insertion>
        </text:changed-region>
        <text:changed-region xml:id="ct105553134701136" text:id="ct105553134701136">
          <text:insertion>
            <office:change-info>
              <dc:creator>Bob Jacobsen</dc:creator>
              <dc:date>2024-05-30T09:42:09</dc:date>
            </office:change-info>
          </text:insertion>
        </text:changed-region>
        <text:changed-region xml:id="ct105553134701376" text:id="ct105553134701376">
          <text:deletion>
            <office:change-info>
              <dc:creator>Bob Jacobsen</dc:creator>
              <dc:date>2024-05-30T09:42:09</dc:date>
            </office:change-info>
            <text:p text:style-name="P63"><text:span text:style-name="T156">a</text:span></text:p>
          </text:deletion>
        </text:changed-region>
        <text:changed-region xml:id="ct105553134701616" text:id="ct105553134701616">
          <text:deletion>
            <office:change-info>
              <dc:creator>Bob Jacobsen</dc:creator>
              <dc:date>2024-05-30T09:42:13</dc:date>
            </office:change-info>
            <text:p text:style-name="P63"><text:span text:style-name="T156">type</text:span></text:p>
          </text:deletion>
        </text:changed-region>
        <text:changed-region xml:id="ct105553134701856" text:id="ct105553134701856">
          <text:insertion>
            <office:change-info>
              <dc:creator>Bob Jacobsen</dc:creator>
              <dc:date>2024-05-30T09:42:13</dc:date>
            </office:change-info>
          </text:insertion>
        </text:changed-region>
        <text:changed-region xml:id="ct105553134702096" text:id="ct105553134702096">
          <text:insertion>
            <office:change-info>
              <dc:creator>Bob Jacobsen</dc:creator>
              <dc:date>2024-05-30T09:43:14</dc:date>
            </office:change-info>
          </text:insertion>
        </text:changed-region>
        <text:changed-region xml:id="ct105553134702336" text:id="ct105553134702336">
          <text:deletion>
            <office:change-info>
              <dc:creator>Bob Jacobsen</dc:creator>
              <dc:date>2024-05-30T09:42:33</dc:date>
            </office:change-info>
            <text:p text:style-name="P63"><text:span text:style-name="T156">.</text:span></text:p>
          </text:deletion>
        </text:changed-region>
        <text:changed-region xml:id="ct105553134702576" text:id="ct105553134702576">
          <text:deletion>
            <office:change-info>
              <dc:creator>Bob Jacobsen</dc:creator>
              <dc:date>2024-06-03T06:41:01</dc:date>
            </office:change-info>
            <text:p text:style-name="P79"><text:span text:style-name="T58">R</text:span><text:span text:style-name="T27">aw c</text:span></text:p>
          </text:deletion>
        </text:changed-region>
        <text:changed-region xml:id="ct105553134702816" text:id="ct105553134702816">
          <text:insertion>
            <office:change-info>
              <dc:creator>Bob Jacobsen</dc:creator>
              <dc:date>2024-06-03T06:41:01</dc:date>
            </office:change-info>
          </text:insertion>
        </text:changed-region>
        <text:changed-region xml:id="ct105553134703296" text:id="ct105553134703296">
          <text:deletion>
            <office:change-info>
              <dc:creator>Bob Jacobsen</dc:creator>
              <dc:date>2024-06-03T06:40:53</dc:date>
            </office:change-info>
            <text:p text:style-name="P80"><text:span text:style-name="T58">R</text:span><text:span text:style-name="T27">aw c</text:span></text:p>
          </text:deletion>
        </text:changed-region>
        <text:changed-region xml:id="ct105553134703536" text:id="ct105553134703536">
          <text:insertion>
            <office:change-info>
              <dc:creator>Bob Jacobsen</dc:creator>
              <dc:date>2024-06-03T06:40:53</dc:date>
            </office:change-info>
          </text:insertion>
        </text:changed-region>
        <text:changed-region xml:id="ct105553134703776" text:id="ct105553134703776">
          <text:deletion>
            <office:change-info>
              <dc:creator>Bob Jacobsen</dc:creator>
              <dc:date>2024-06-03T06:41:06</dc:date>
            </office:change-info>
            <text:p text:style-name="P93"><text:span text:style-name="T58">R</text:span><text:span text:style-name="T11">aw c</text:span></text:p>
          </text:deletion>
        </text:changed-region>
        <text:changed-region xml:id="ct105553134704016" text:id="ct105553134704016">
          <text:insertion>
            <office:change-info>
              <dc:creator>Bob Jacobsen</dc:creator>
              <dc:date>2024-06-03T06:41:06</dc:date>
            </office:change-info>
          </text:insertion>
        </text:changed-region>
        <text:changed-region xml:id="ct105553134704256" text:id="ct105553134704256">
          <text:deletion>
            <office:change-info>
              <dc:creator>Bob Jacobsen</dc:creator>
              <dc:date>2024-06-03T06:40:46</dc:date>
            </office:change-info>
            <text:p text:style-name="P94"><text:span text:style-name="T58">R</text:span><text:span text:style-name="T11">aw c</text:span></text:p>
          </text:deletion>
        </text:changed-region>
        <text:changed-region xml:id="ct105553134704736" text:id="ct105553134704736">
          <text:insertion>
            <office:change-info>
              <dc:creator>Bob Jacobsen</dc:creator>
              <dc:date>2024-06-03T06:40:46</dc:date>
            </office:change-info>
          </text:insertion>
        </text:changed-region>
        <text:changed-region xml:id="ct105553134704976" text:id="ct105553134704976">
          <text:insertion>
            <office:change-info>
              <dc:creator>Bob Jacobsen</dc:creator>
              <dc:date>2024-06-03T06:41:19</dc:date>
            </office:change-info>
          </text:insertion>
        </text:changed-region>
        <text:changed-region xml:id="ct105553134705456" text:id="ct105553134705456">
          <text:insertion>
            <office:change-info>
              <dc:creator>Bob Jacobsen</dc:creator>
              <dc:date>2024-06-03T06:43:36</dc:date>
            </office:change-info>
          </text:insertion>
        </text:changed-region>
        <text:changed-region xml:id="ct105553134705216" text:id="ct105553134705216">
          <text:insertion>
            <office:change-info>
              <dc:creator>Bob Jacobsen</dc:creator>
              <dc:date>2023-12-24T17:52:33</dc:date>
            </office:change-info>
          </text:insertion>
        </text:changed-region>
        <text:changed-region xml:id="ct105553134705696" text:id="ct105553134705696">
          <text:insertion>
            <office:change-info>
              <dc:creator>Bob Jacobsen</dc:creator>
              <dc:date>2023-12-24T17:58:21</dc:date>
            </office:change-info>
          </text:insertion>
        </text:changed-region>
        <text:changed-region xml:id="ct105553134705936" text:id="ct105553134705936">
          <text:deletion>
            <office:change-info>
              <dc:creator>Bob Jacobsen</dc:creator>
              <dc:date>2023-12-24T17:58:20</dc:date>
            </office:change-info>
            <text:p text:style-name="P99"><text:span text:style-name="T57">7</text:span></text:p>
          </text:deletion>
        </text:changed-region>
        <text:changed-region xml:id="ct105553134706176" text:id="ct105553134706176">
          <text:deletion>
            <office:change-info>
              <dc:creator>Bob Jacobsen</dc:creator>
              <dc:date>2024-06-03T07:07:45</dc:date>
            </office:change-info>
            <text:p text:style-name="P28"><text:span text:style-name="T93">produces</text:span></text:p>
          </text:deletion>
        </text:changed-region>
        <text:changed-region xml:id="ct105553134706416" text:id="ct105553134706416">
          <text:insertion>
            <office:change-info>
              <dc:creator>Bob Jacobsen</dc:creator>
              <dc:date>2024-06-03T07:07:45</dc:date>
            </office:change-info>
          </text:insertion>
        </text:changed-region>
        <text:changed-region xml:id="ct105553134706656" text:id="ct105553134706656">
          <text:insertion>
            <office:change-info>
              <dc:creator>Bob Jacobsen</dc:creator>
              <dc:date>2023-11-19T09:01:27</dc:date>
            </office:change-info>
          </text:insertion>
        </text:changed-region>
        <text:changed-region xml:id="ct105553134706896" text:id="ct105553134706896">
          <text:insertion>
            <office:change-info>
              <dc:creator>Bob Jacobsen</dc:creator>
              <dc:date>2023-11-19T09:02:28</dc:date>
            </office:change-info>
          </text:insertion>
        </text:changed-region>
        <text:changed-region xml:id="ct105553134707136" text:id="ct105553134707136">
          <text:insertion>
            <office:change-info>
              <dc:creator>Bob Jacobsen</dc:creator>
              <dc:date>2023-11-19T09:00:21</dc:date>
            </office:change-info>
          </text:insertion>
        </text:changed-region>
        <text:changed-region xml:id="ct105553134707376" text:id="ct105553134707376">
          <text:insertion>
            <office:change-info>
              <dc:creator>Bob Jacobsen</dc:creator>
              <dc:date>2023-11-19T09:03:47</dc:date>
            </office:change-info>
          </text:insertion>
        </text:changed-region>
        <text:changed-region xml:id="ct105553134708096" text:id="ct105553134708096">
          <text:insertion>
            <office:change-info>
              <dc:creator>Bob Jacobsen</dc:creator>
              <dc:date>2023-11-19T09:04:18</dc:date>
            </office:change-info>
          </text:insertion>
        </text:changed-region>
        <text:changed-region xml:id="ct105553134709056" text:id="ct105553134709056">
          <text:insertion>
            <office:change-info>
              <dc:creator>Bob Jacobsen</dc:creator>
              <dc:date>2023-11-19T09:15:13</dc:date>
            </office:change-info>
          </text:insertion>
        </text:changed-region>
        <text:changed-region xml:id="ct105553134708576" text:id="ct105553134708576">
          <text:insertion>
            <office:change-info>
              <dc:creator>Bob Jacobsen</dc:creator>
              <dc:date>2023-11-19T09:16:42</dc:date>
            </office:change-info>
          </text:insertion>
        </text:changed-region>
        <text:changed-region xml:id="ct105553134710976" text:id="ct105553134710976">
          <text:deletion>
            <office:change-info>
              <dc:creator>Bob Jacobsen</dc:creator>
              <dc:date>2024-06-03T07:11:24</dc:date>
            </office:change-info>
            <text:p text:style-name="P91">PCER messages are high priority, and t</text:p>
          </text:deletion>
        </text:changed-region>
        <text:changed-region xml:id="ct105553134710496" text:id="ct105553134710496">
          <text:insertion>
            <office:change-info>
              <dc:creator>Bob Jacobsen</dc:creator>
              <dc:date>2024-06-03T07:11:24</dc:date>
            </office:change-info>
          </text:insertion>
        </text:changed-region>
        <text:changed-region xml:id="ct105553134710016" text:id="ct105553134710016">
          <text:deletion>
            <office:change-info>
              <dc:creator>Bob Jacobsen</dc:creator>
              <dc:date>2024-06-03T07:11:30</dc:date>
            </office:change-info>
            <text:p text:style-name="P91">on</text:p>
          </text:deletion>
        </text:changed-region>
        <text:changed-region xml:id="ct105553134711456" text:id="ct105553134711456">
          <text:insertion>
            <office:change-info>
              <dc:creator>Bob Jacobsen</dc:creator>
              <dc:date>2024-06-03T07:11:30</dc:date>
            </office:change-info>
          </text:insertion>
        </text:changed-region>
        <text:changed-region xml:id="ct105553134711936" text:id="ct105553134711936">
          <text:insertion>
            <office:change-info>
              <dc:creator>Bob Jacobsen</dc:creator>
              <dc:date>2024-06-03T07:11:34</dc:date>
            </office:change-info>
          </text:insertion>
        </text:changed-region>
        <text:changed-region xml:id="ct105553134712896" text:id="ct105553134712896">
          <text:deletion>
            <office:change-info>
              <dc:creator>Bob Jacobsen</dc:creator>
              <dc:date>2024-06-03T07:52:57</dc:date>
            </office:change-info>
            <text:p text:style-name="P105">use</text:p>
          </text:deletion>
        </text:changed-region>
        <text:changed-region xml:id="ct105553134712416" text:id="ct105553134712416">
          <text:insertion>
            <office:change-info>
              <dc:creator>Bob Jacobsen</dc:creator>
              <dc:date>2024-06-03T07:52:57</dc:date>
            </office:change-info>
          </text:insertion>
        </text:changed-region>
        <text:changed-region xml:id="ct105553134713376" text:id="ct105553134713376">
          <text:insertion>
            <office:change-info>
              <dc:creator>Bob Jacobsen</dc:creator>
              <dc:date>2024-06-03T07:12:14</dc:date>
            </office:change-info>
          </text:insertion>
        </text:changed-region>
        <text:changed-region xml:id="ct105553134713856" text:id="ct105553134713856">
          <text:deletion>
            <office:change-info>
              <dc:creator>Bob Jacobsen</dc:creator>
              <dc:date>2024-06-03T06:37:53</dc:date>
            </office:change-info>
            <text:p text:style-name="P8"><text:s/>as used in StaRFIshra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text:bookmark-start text:name="__RefHeading___Toc350_3301739189"/>Introduction<text:bookmark-end text:name="__RefHeading___Toc350_3301739189"/></text:h>
      <text:p text:style-name="Standard">A Working Note is an intermediate step in <text:span text:style-name="T11">the</text:span> documentation process. <text:s/>It gathers together the content from various informal development <text:span text:style-name="T11">documents</text:span>, discussions, etc into a single place. <text:s/>One or more Working Notes form the basic for the next step, which is one or more Standard/TechNote pairs.</text:p>
      <text:p text:style-name="P127">This working note is the start of effort toward a general location service<text:change-start text:change-id="ct105553134724000"/><text:span text:style-name="T10">s</text:span><text:change-end text:change-id="ct105553134724000"/> protocol <text:span text:style-name="T11">which can be used by e.g. RFID and QR scanners and other detectors to publish information about the detected location of rolling stock.</text:span><text:change-start text:change-id="ct105553134724240"/><text:span text:style-name="T11"> </text:span><text:span text:style-name="T60">It uses event transfer with payload to globally distribute information about location-specific information from the layout.</text:span><text:change-end text:change-id="ct105553134724240"/><text:change-start text:change-id="ct105553134724480"/><text:span text:style-name="T73"/></text:p>
      <text:p text:style-name="P127"><text:span text:style-name="T60">A “location” is a point on the layout, a block of track, or an area of a layout for which a location report may be generated by a scanner or another type of node. There may be multiple scanners or nodes that generate or modify location reports for the same </text:span><text:span text:style-name="T64">or overlapping </text:span><text:span text:style-name="T60">location</text:span><text:span text:style-name="T64">s</text:span><text:span text:style-name="T60">.</text:span><text:change-end text:change-id="ct105553134724480"/><text:span text:style-name="T73"/></text:p>
      <text:h text:style-name="Heading_20_2" text:outline-level="2"><text:bookmark-start text:name="__RefHeading___Toc352_3301739189"/>Served Use Cases<text:bookmark-end text:name="__RefHeading___Toc352_3301739189"/></text:h>
      <text:list xml:id="list4267104293" text:style-name="L1">
        <text:list-item>
          <text:p text:style-name="P128">A train enters a current-detected block. <text:s/>A detector recognizes this, successfully queries the decoder for its address, and reports that information on the OpenLCB bus. That information results in a speed command such as Slow or Stop <text:span text:style-name="T131">being sent to that particular train.</text:span></text:p>
        </text:list-item>
      </text:list>
      <text:p text:style-name="P86">There is a simpler use case for detectors without the ability to read <text:span text:style-name="T11">the</text:span> address:</text:p>
      <text:p text:style-name="P87">A signal needs to determine occupancy <text:span text:style-name="T85">in the block </text:span><text:span text:style-name="T92">it protects</text:span>. It is not concerned with identity, but it does need to know location and entry/exit.</text:p>
      <text:p text:style-name="P86">This can be handled efficiently with standard PCER messages <text:span text:style-name="T11">carrying just the EventID.</text:span></text:p>
      <text:list xml:id="list82807590562366" text:continue-numbering="true" text:style-name="L1">
        <text:list-item>
          <text:p text:style-name="P129">A train enters a current-detected block. A detector recognizes this, and attempts unsuccessfully to query the decoder for its address. <text:s/>The detector emits a report without decoder address information.</text:p>
        </text:list-item>
        <text:list-item>
          <text:p text:style-name="P129">A train exits a current-detected block. A detector recognizes this, and reports that interaction on the OpenLCB bus.</text:p>
        </text:list-item>
        <text:list-item>
          <text:p text:style-name="P128">A train crosses an RFID reader which determines the train’s DCC address and reports that address on the OpenLCB bus. </text:p>
        </text:list-item>
        <text:list-item>
          <text:p text:style-name="P128">A train-announcement unit needs to determine the identity and location of approaching trains so it can announce their arrival. </text:p>
        </text:list-item>
        <text:list-item>
          <text:p text:style-name="P128"><text:soft-page-break/>A train display needs to gather all train locations <text:span text:style-name="T82">for display to the users</text:span>.</text:p>
        </text:list-item>
        <text:list-item>
          <text:p text:style-name="P128">A train display needs to gather the location and identity of all trains <text:span text:style-name="T84">within a specified area.</text:span> </text:p>
        </text:list-item>
        <text:list-item>
          <text:p text:style-name="P128">A<text:span text:style-name="T83">n </text:span><text:span text:style-name="T86">application </text:span>needs to gather the location and identity of all trains. </text:p>
        </text:list-item>
        <text:list-item>
          <text:p text:style-name="P130">A node powers up and emits a query which generates messages carrying all available location information.</text:p>
        </text:list-item>
        <text:list-item>
          <text:p text:style-name="P131">An RFID reader reads a tag and uses this protocol to distribute the raw tag contents. <text:s/>A separate database node receives this content, does an internal lookup to locate the rolling stock<text:span text:style-name="T11">’</text:span>s Unique ID, and then uses this protocol to distribute a <text:span text:style-name="T91">human-readable </text:span>version of the original distribution that also carries the <text:span text:style-name="T91">rolling stock</text:span><text:span text:style-name="T19">’s </text:span>Unique ID.</text:p>
        </text:list-item>
        <text:list-item>
          <text:p text:style-name="P133">A detector observes that a piece of rolling stock has been added to the layout. <text:s/>It reports this. A throttle or command station provides that rolling stock in it<text:span text:style-name="T11">s roster display.</text:span></text:p>
        </text:list-item>
        <text:list-item>
          <text:p text:style-name="P116">A detector observes that a piece of rolling stock has been removed from the layout. A throttle or command station removes that rolling stock from its roster display.</text:p>
        </text:list-item>
        <text:list-item>
          <text:p text:style-name="P131"><text:span text:style-name="T89">T</text:span><text:span text:style-name="T17">h</text:span><text:span text:style-name="T89">e user</text:span> <text:span text:style-name="T89">has</text:span> a throttle, which has a train on it. There is a location report coming in for that train. <text:span text:style-name="T89">T</text:span><text:span text:style-name="T17">h</text:span><text:span text:style-name="T89">e user</text:span> would like to display on the throttle the name of the location where that train was seen. (This has to be a user-visible name, so coming out of some configuration.) <text:s/><text:span text:style-name="T89">This raises </text:span>two indirection <text:span text:style-name="T90">issues</text:span> that need to be solvable:</text:p>
          <text:list>
            <text:list-item>
              <text:p text:style-name="P132"><text:span text:style-name="T89">I</text:span>ndirection of the <text:span text:style-name="T89">OpenLCB</text:span> train and the detector address. Say this is a DCC train from a command station, then there is a known DCC address, which is recognized by <text:span text:style-name="T89">R</text:span>ail<text:span text:style-name="T89">C</text:span>om detectors, and reported. <text:span text:style-name="T89">The harder case of OpenLCB trains needs to be handled too.</text:span></text:p>
            </text:list-item>
            <text:list-item>
              <text:p text:style-name="P131"><text:span text:style-name="T90">I</text:span>ndirection from the detector address to a user-visible (configured) block name. </text:p>
            </text:list-item>
          </text:list>
        </text:list-item>
        <text:list-item>
          <text:p text:style-name="P131"><text:span text:style-name="T90">C</text:span>ab signaling: display on the throttle what the next signal aspect is <text:span text:style-name="T90">for </text:span><text:span text:style-name="T18">the</text:span><text:span text:style-name="T90"> selected train. This raises indirection issues:</text:span></text:p>
          <text:list>
            <text:list-item>
              <text:p text:style-name="P131"><text:span text:style-name="T90">Going</text:span> from train to block as above</text:p>
            </text:list-item>
            <text:list-item>
              <text:p text:style-name="P131"><text:span text:style-name="T90">Going</text:span> from physical orientation plus reverser setting on the logical locomotive to an absolute direction inside the block</text:p>
            </text:list-item>
            <text:list-item>
              <text:p text:style-name="P131"><text:span text:style-name="T90">Going from</text:span> block + absolute direction to a next signal (which is a multi-state state machine)</text:p>
            </text:list-item>
            <text:list-item>
              <text:p text:style-name="P131"><text:span text:style-name="T90">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1">the</text:span> proposal is developed)</text:p>
      <text:h text:style-name="Heading_20_2" text:outline-level="2"><text:bookmark-start text:name="__RefHeading___Toc356_3301739189"/>Requirements<text:bookmark-end text:name="__RefHeading___Toc356_3301739189"/></text:h>
      <text:list text:style-name="L2">
        <text:list-item>
          <text:p text:style-name="P137">The protocol should cover multiple hardware types, including RFID and QR scanners, RailCom and other DCC detectors, and follow-on hardware that can detect and identify rolling stock at a point, on a track section, or in an area.</text:p>
        </text:list-item>
        <text:list-item>
          <text:p text:style-name="P138"><text:soft-page-break/>To <text:span text:style-name="T11">the extent possible, the protocol should identify standard forms for common information. <text:s/></text:span></text:p>
          <text:list>
            <text:list-item>
              <text:p text:style-name="P138"><text:span text:style-name="T20">T</text:span><text:span text:style-name="T11">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7">The Unique ID of the scanner should be in a common location in the protocol’s message(s) so that it can be extracted regardless of the form of the sensor that generated it.</text:p>
            </text:list-item>
          </text:list>
        </text:list-item>
        <text:list-item>
          <text:p text:style-name="P118">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34">The identification of the scanning hardware should be guaranteed unique. <text:s/>This lets hardware be added to a layout without having to resolve conflicts.</text:p>
        </text:list-item>
        <text:list-item>
          <text:p text:style-name="P135">The messages should not rely on the transmitting-node-address field of the message for decoding. <text:s/>I.e. <text:span text:style-name="T77">the protocol doesn</text:span><text:span text:style-name="T13">’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111">t is also useful to allow messages to be created by e.g. a debugging node during development.</text:span></text:p>
        </text:list-item>
        <text:list-item>
          <text:p text:style-name="P134">It should be possible to look at the message(s) carrying a specific scan and know that they contain a scan without additional information. <text:s/>I.e. you don’t have to configure a <text:span text:style-name="T77">layout </text:span>monitor with all possible scanner IDs before it can start processing or displaying scanning results.</text:p>
        </text:list-item>
        <text:list-item>
          <text:p text:style-name="P134">The identification of which scanner is reporting should be early in the message(s). <text:s/>This allows nodes to drop the receipt of the message(s) early, without having to buffer them completely. </text:p>
        </text:list-item>
        <text:list-item>
          <text:p text:style-name="P136">The identification of <text:span text:style-name="T79">the detected rolling stock</text:span> should be early in the message(s). <text:s/>This allows nodes to drop the receipt of the message(s) early, without having to buffer them completely. </text:p>
        </text:list-item>
        <text:list-item>
          <text:p text:style-name="P134">There should be a standard <text:span text:style-name="T112">algorithm </text:span>to find the UniqueID of the scanned piece of rolling stock <text:span text:style-name="T113">within the message(s)</text:span>, when the scanner can provide one. <text:s/><text:span text:style-name="T112">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34">Note that <text:span text:style-name="T14">the</text:span><text:span text:style-name="T78"> item directly above </text:span>is referring to a <text:span text:style-name="T113">full </text:span>Unique ID (node ID), not <text:span text:style-name="T112">just </text:span>a DCC address. Someday, there will be LCC-native trains and this protocol should be ready for them. <text:s/>The alternative is inevitably a messy migration at some point in the future.</text:p>
        </text:list-item>
        <text:list-item>
          <text:p text:style-name="P139"><text:span text:style-name="T87">Ideally, information about </text:span>short circuit and current overload <text:span text:style-name="T87">status could be conveyed by this protocol</text:span>. These are often generated by the same device as the transponder messages <text:span text:style-name="T87">e.g. LocoNet devices</text:span>. <text:span text:style-name="T88">These are providing location-specific information. </text:span>It would be good to have some commonality between all location based messages. <text:span text:style-name="T88">Another example would be current or voltage measurements at a point. <text:s/></text:span></text:p>
        </text:list-item>
      </text:list>
      <text:h text:style-name="Heading_20_2" text:outline-level="2"><text:bookmark-start text:name="__RefHeading___Toc1955_2815098807"/><text:soft-page-break/>Not Requirements; <text:span text:style-name="T131">Unmet Requirements</text:span><text:bookmark-end text:name="__RefHeading___Toc1955_2815098807"/></text:h>
      <text:list text:style-name="L3">
        <text:list-item>
          <text:p text:style-name="P140"><text:span text:style-name="T147">T</text:span><text:span text:style-name="T132">he messages for this protocol </text:span><text:span text:style-name="T131">should</text:span><text:span text:style-name="T132">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63">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1">“scanner’ is a device that can gather information from the railroad, typically when something happens. RFID readers, QR code readers, point optical detectors and track current detectors are all examples of scanners. </text:span><text:span text:style-name="T46">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text:span><text:change text:change-id="ct105553134821584"/></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5">T</text:span><text:span text:style-name="T12">h</text:span><text:span text:style-name="T75">is </text:span><text:span text:style-name="T76">working note </text:span><text:span text:style-name="T75">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14" text:outline-level="3"><text:bookmark-start text:name="__RefHeading___Toc2045_1914660125"/>Report Message<text:bookmark-end text:name="__RefHeading___Toc2045_1914660125"/></text:h>
      <text:p text:style-name="P61">The proposal is to carry <text:span text:style-name="T118">reports</text:span> within <text:span text:style-name="T101">a Producer Consumer Event Report </text:span><text:span text:style-name="T136">(PCER) </text:span><text:span text:style-name="T101">as an </text:span>event with payload defined by:</text:p>
      <text:p text:style-name="P62"><text:span text:style-name="T136">N</text:span>ote bytes 0-7 are the Event ID of the message, 8 <text:span text:style-name="T156">through the end of the message</text:span> are the payload <text:span text:style-name="T102">of the message.</text:span></text:p>
      <text:list xml:id="list2012294506" text:style-name="L4">
        <text:list-item>
          <text:p text:style-name="P142">Bytes 0-1: <text:span text:style-name="T147">The</text:span> defined prefix <text:span text:style-name="T147">0x0102 is assi</text:span><text:span text:style-name="T156">gn</text:span><text:span text:style-name="T147">ed to this</text:span>.</text:p>
        </text:list-item>
      </text:list>
      <text:p text:style-name="P63">This unambiguously identifies this PCER <text:span text:style-name="T148">message </text:span>as part of this protocol. </text:p>
      <text:p text:style-name="P62">Th<text:span text:style-name="T136">at</text:span> enable<text:span text:style-name="T136">s</text:span> nodes not interested in this protocol to discard <text:span text:style-name="T136">this</text:span> event-with-payload transmission immediately.</text:p>
      <text:p text:style-name="P32"><text:soft-page-break/><text:span text:style-name="T138">Using</text:span> a unique prefix <text:span text:style-name="T138">followed by</text:span> a UniqueID <text:span text:style-name="T139">(see immediately below) </text:span>is a mechanism for creating a fully-unique Event ID. No other Event ID allocation mechanism can duplicate one of these IDs.</text:p>
      <text:p text:style-name="P152">As an alter<text:span text:style-name="T157">n</text:span>ative, using multiple prefixes to separate out various forms of content was considered. <text:s/>This makes the interactions below more complicated, without any particular benefit, so a single prefix <text:span text:style-name="T157">is used</text:span>.</text:p>
      <text:list xml:id="list82807683193892" text:continue-numbering="true" text:style-name="L4">
        <text:list-item>
          <text:p text:style-name="P143">Bytes 2-7: A Unique ID that specifies the device that read the information e.g. a scanner. </text:p>
        </text:list-item>
      </text:list>
      <text:p text:style-name="P81">Having this in <text:span text:style-name="T11">the</text:span> 1<text:span text:style-name="T140">st</text:span> eight bytes, <text:span text:style-name="T11">i.e. the Event ID, allows using the various identify message exchanges to locate scanners.</text:span></text:p>
      <text:p text:style-name="P97"><text:span text:style-name="T117">Putting this near the start of the </text:span>message (1st CAN frame) allow<text:span text:style-name="T117">s</text:span> early rejection of uninteresting scanner sources.</text:p>
      <text:p text:style-name="P152">Note that each scanner has a Unique ID that may be separate from <text:span text:style-name="T11">the</text:span> Unique ID of the node supporting it. <text:s/>In the case of multiple scanners associated with a node, each will have its own Unique ID, and only one at most may be the same as that node.<text:change-start text:change-id="ct105553201789232"/></text:p>
      <text:p text:style-name="P155">Note that this <text:span text:style-name="T174">Unique ID identifies</text:span> th<text:span text:style-name="T174">is</text:span> <text:span text:style-name="T174">device</text:span> to other <text:span text:style-name="T174">nodes</text:span> on the OpenLCB bus. <text:s/>As such, it should be a configurable value so that e.g. a faulty <text:span text:style-name="T174">hardware </text:span>node can be replaced, with the replacement configured to <text:span text:style-name="T174">continue to </text:span>send <text:span text:style-name="T11">the</text:span> same Unique ID<text:change-end text:change-id="ct105553201789232"/><text:change-start text:change-id="ct105553202184192"/>.<text:change-end text:change-id="ct105553202184192"/></text:p>
      <text:list xml:id="list82808203086263" text:continue-numbering="true" text:style-name="L4">
        <text:list-item>
          <text:p text:style-name="P141">Bytes 8-9: <text:span text:style-name="T96">F</text:span>lag bits, <text:span text:style-name="T118">defined</text:span><text:span text:style-name="T97"> below</text:span></text:p>
        </text:list-item>
        <text:list-item>
          <text:p text:style-name="P144">Bytes 10-15: A Unique ID that specifies the item being scanned, e.g. a train node ID, <text:span text:style-name="T118">DCC address mapped to a Unique ID, </text:span>or zeros if <text:span text:style-name="T118">the information</text:span> is not available. </text:p>
        </text:list-item>
      </text:list>
      <text:p text:style-name="P30">This will fit in the 2nd <text:span text:style-name="T118">CAN frame</text:span>, allowing early rejection of uninteresting items when available.</text:p>
      <text:p text:style-name="P89">Placing this in <text:span text:style-name="T11">the</text:span> content and having the scanner ID in the first eight bytes was preferred because it simplified <text:span text:style-name="T11">the</text:span> defined interactions.</text:p>
      <text:p text:style-name="P153">T<text:span text:style-name="T11">h</text:span>e process for mapping a DCC address to a Unique ID is defined elsewhere.</text:p>
      <text:list xml:id="list82807704491443" text:continue-numbering="true" text:style-name="L4">
        <text:list-item>
          <text:p text:style-name="P145">Bytes 16-NN: Any read (scanned) content that's available.</text:p>
        </text:list-item>
      </text:list>
      <text:p text:style-name="P123"><text:change text:change-id="ct105553134823504"/><text:span text:style-name="T48">When designing something using this protocol, it’s important to consider the impact of the data length on network bandwidth and latency, particularly in light of the section on “Retrieving most recent scan reports” below.</text:span><text:span text:style-name="T43"/></text:p>
      <text:h text:style-name="Heading_20_4" text:outline-level="4"><text:bookmark-start text:name="__RefHeading___Toc2047_1914660125"/>Flag bits<text:bookmark-end text:name="__RefHeading___Toc2047_1914660125"/></text:h>
      <text:p text:style-name="P69">bits 0-1: entry/exit</text:p>
      <text:p text:style-name="P74"><text:change-start text:change-id="ct105553134823744"/>0b<text:span text:style-name="T165">00</text:span>: <text:span text:style-name="T142">unknown – </text:span><text:span text:style-name="T157">T</text:span><text:span text:style-name="T142">his message may or may not be due to an item appearing or disappearing.</text:span></text:p>
      <text:p text:style-name="P74"><text:tab/><text:span text:style-name="T142">E.g. this might refer to an item that</text:span><text:span text:style-name="T48">’s remaining within the scanned region.</text:span></text:p>
      <text:p text:style-name="P71"><text:change-end text:change-id="ct105553134823744"/><text:change text:change-id="ct105553134823984"/><text:soft-page-break/></text:p>
      <text:p text:style-name="P72">0b0<text:span text:style-name="T126">1</text:span>: <text:span text:style-name="T126">entry without state</text:span><text:span text:style-name="T124"> – </text:span><text:span text:style-name="T157">T</text:span><text:span text:style-name="T124">he report refers to </text:span>an item <text:span text:style-name="T125">appearing in</text:span> the detected area<text:span text:style-name="T124">; </text:span><text:span text:style-name="T125">no report of the item eventually disappearing from the detected area will follow.</text:span></text:p>
      <text:p text:style-name="P70">0b<text:span text:style-name="T126">10</text:span>: <text:span text:style-name="T126">entry with state</text:span> – <text:span text:style-name="T157">T</text:span>he report refers to an item <text:span text:style-name="T125">appearing in</text:span> the detected area;<text:span text:style-name="T125"> a report of the item eventually disappearing from the detected area will follow.</text:span><text:change-start text:change-id="ct105553134824224"/></text:p>
      <text:p text:style-name="P74">0b<text:span text:style-name="T165">11</text:span>: exit – <text:span text:style-name="T157">T</text:span>he report refers to an item <text:span text:style-name="T125">disappearing from</text:span> the detected area.<text:change-end text:change-id="ct105553134824224"/></text:p>
      <text:p text:style-name="P73"><text:change text:change-id="ct105553134824464"/></text:p>
      <text:p text:style-name="P124"><text:change-start text:change-id="ct105553134821344"/><text:tab/><text:tab/><text:change-end text:change-id="ct105553134821344"/><text:change text:change-id="ct105553134821824"/><text:span text:style-name="T11"/></text:p>
      <text:p text:style-name="P75"><text:span text:style-name="T115">bits </text:span><text:span text:style-name="T123">2-3</text:span>: direction of relative motion – <text:span text:style-name="T157">D</text:span><text:span text:style-name="T103">efined with respect to the </text:span><text:span text:style-name="T115">designated </text:span><text:span text:style-name="T103">front of the piece of rolling stock.</text:span></text:p>
      <text:p text:style-name="P75"><text:change text:change-id="ct105553134822064"/><text:change-start text:change-id="ct105553134822304"/></text:p>
      <text:p text:style-name="P76"><text:tab/>0b<text:span text:style-name="T165">00</text:span>: <text:span text:style-name="T104">unknown</text:span><text:change-end text:change-id="ct105553134822304"/></text:p>
      <text:p text:style-name="P75"><text:tab/>0b01: forward</text:p>
      <text:p text:style-name="P75"><text:tab/>0b10: reverse<text:change-start text:change-id="ct105553134822544"/></text:p>
      <text:p text:style-name="P76"><text:tab/>0b<text:span text:style-name="T165">11</text:span>: <text:span text:style-name="T104">stopped</text:span><text:change-end text:change-id="ct105553134822544"/></text:p>
      <text:p text:style-name="P75"><text:change text:change-id="ct105553134822784"/></text:p>
      <text:p text:style-name="P75"><text:span text:style-name="T115">bits </text:span><text:span text:style-name="T123">4-5</text:span>: direction of absolute motion – <text:span text:style-name="T157">T</text:span>he <text:span text:style-name="T115">geographical </text:span>meanings of these are defined during set up of the <text:span text:style-name="T115">scanner. Note that this is </text:span><text:span text:style-name="T127">the </text:span><text:span text:style-name="T115">direction of motion, not direction the front of the item </text:span><text:span text:style-name="T26">is pointing.</text:span></text:p>
      <text:p text:style-name="P75"><text:change text:change-id="ct105553134825184"/><text:change-start text:change-id="ct105553134824704"/></text:p>
      <text:p text:style-name="P77"><text:tab/>0b<text:span text:style-name="T166">00</text:span>: <text:span text:style-name="T104">unknown</text:span><text:change-end text:change-id="ct105553134824704"/></text:p>
      <text:p text:style-name="P75"><text:tab/>0b01: east/north</text:p>
      <text:p text:style-name="P75"><text:tab/>0b10: west/south</text:p>
      <text:p text:style-name="P75"><text:change text:change-id="ct105553134825664"/><text:change-start text:change-id="ct105553134825904"/></text:p>
      <text:p text:style-name="P77"><text:tab/>0b<text:span text:style-name="T166">11</text:span>: <text:span text:style-name="T104">stopped</text:span><text:change-end text:change-id="ct105553134825904"/></text:p>
      <text:p text:style-name="P78"><text:span text:style-name="T115">bits </text:span><text:span text:style-name="T123">6</text:span>-7: <text:s/><text:span text:style-name="T148">facing direction – </text:span><text:span text:style-name="T157">T</text:span><text:span text:style-name="T148">he geographical direction that the front of the item </text:span><text:span text:style-name="T47">is facing. The geographical meanings of these are defined during the set up of the scanners.</text:span><text:change text:change-id="ct105553134826144"/></text:p>
      <text:p text:style-name="P120"><text:change text:change-id="ct105553134826384"/></text:p>
      <text:p text:style-name="P46">0b<text:change-start text:change-id="ct105553134826624"/><text:span text:style-name="T167">00</text:span><text:change-end text:change-id="ct105553134826624"/><text:change text:change-id="ct105553134826864"/>: unknown <text:span text:style-name="T142">– </text:span>The scanner did not determine a value for this item.</text:p>
      <text:p text:style-name="P66"><text:soft-page-break/><text:span text:style-name="T127"><text:s/></text:span><text:span text:style-name="T149">There could be scanners that can detect </text:span><text:span text:style-name="T150">this</text:span><text:span text:style-name="T149"> but can</text:span><text:span text:style-name="T71">’t detect forward/reverse </text:span><text:span text:style-name="T72">motion </text:span><text:span text:style-name="T71">and east/west </text:span><text:span text:style-name="T72">motion.</text:span><text:change-start text:change-id="ct105553134827584"/></text:p>
      <text:p text:style-name="P47">0b01: east/north</text:p>
      <text:p text:style-name="P59">0b10: west/south</text:p>
      <text:p text:style-name="P98"><text:span text:style-name="T151">0b</text:span><text:span text:style-name="T154">11</text:span><text:span text:style-name="T151">: </text:span><text:span text:style-name="T152">reserved – </text:span><text:span text:style-name="T153">D</text:span><text:span text:style-name="T152">o not send, ignore on receipt.</text:span><text:change-end text:change-id="ct105553134827584"/></text:p>
      <text:p text:style-name="P111"><text:change-start text:change-id="ct105553134827104"/><text:span text:style-name="T11">b</text:span>its 8-9: flags content that spans multiple EWP messages</text:p>
      <text:p text:style-name="P111"><text:tab/>0b00 – only EWP <text:span text:style-name="T170">message of</text:span> the content</text:p>
      <text:p text:style-name="P111"><text:tab/>0b01 – first EWP <text:span text:style-name="T170">message </text:span>of the content, will be followed by more EWP <text:span text:style-name="T170">message</text:span>s</text:p>
      <text:p text:style-name="P111"><text:tab/>0b11 – middle EWP <text:span text:style-name="T170">message </text:span>of the content, will be followed by more EWP <text:span text:style-name="T170">message</text:span>s</text:p>
      <text:p text:style-name="P111"><text:tab/>0b10 – last EWP <text:span text:style-name="T170">message </text:span>of the content, must <text:span text:style-name="T170">be </text:span>preceded by an EWP marked <text:span text:style-name="T11">“</text:span>first <text:span text:style-name="T170">EWP</text:span><text:span text:style-name="T62">”.</text:span></text:p>
      <text:p text:style-name="P112">It is strongly recommended that nodes sending Location Services <text:span text:style-name="T172">messages </text:span>define their content to be as short as possible, such that multiple-EWP messages are not necessary. <text:s/>For example, nodes should not repeat previous Location Services message content when they send a<text:span text:style-name="T171">n</text:span> <text:span text:style-name="T169">additional </text:span>Location Services message with additional content. <text:s/>A node that<text:span text:style-name="T11">’s adding human-readable information to a prior Location Services report that already contains several optional fields, e.g. position information, should not repeat those optional fields. </text:span></text:p>
      <text:p text:style-name="P53">Nodes that are expecting several types of optional Location Services information for a single reporting event should expect that information to arrive in multiple Location Services messages.</text:p>
      <text:p text:style-name="P78"><text:change-end text:change-id="ct105553134827104"/><text:span text:style-name="T115">bits </text:span><text:change-start text:change-id="ct105553134827824"/><text:span text:style-name="T168">10</text:span><text:change-end text:change-id="ct105553134827824"/><text:change text:change-id="ct105553134828064"/>-1<text:span text:style-name="T114">1:</text:span> reserved, <text:span text:style-name="T115">s</text:span>end as zero and ignore on receipt</text:p>
      <text:p text:style-name="P75"><text:span text:style-name="T115">bits </text:span>1<text:span text:style-name="T114">2</text:span>-15: <text:span text:style-name="T128">content</text:span> <text:span text:style-name="T98">format</text:span> – see below</text:p>
      <text:p text:style-name="P60">T<text:span text:style-name="T11">h</text:span>e <text:span text:style-name="T128">content</text:span> <text:span text:style-name="T99">format</text:span> field is used to indicate the format of bytes 16-NN</text:p>
      <text:p text:style-name="P103">0<text:change text:change-id="ct105553134828304"/><text:change-start text:change-id="ct105553134828544"/><text:span text:style-name="T163">0x0</text:span><text:change-end text:change-id="ct105553134828544"/> reserved, do not send; <text:span text:style-name="T115">ignore message upon receipt</text:span><text:change text:change-id="ct105553134828784"/></text:p>
      <text:p text:style-name="P31"><text:tab/><text:change text:change-id="ct105553134829024"/><text:change-start text:change-id="ct105553134829264"/><text:span text:style-name="T163">0x1</text:span><text:change-end text:change-id="ct105553134829264"/> (initial) standard <text:span text:style-name="T128">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8">content</text:span> form consists of one or more blocks formatted as </text:p>
      <text:p text:style-name="P34">byte 0: length of content N, including type byte and data but not including the length byte<text:change-start text:change-id="ct105553134698496"/>. <text:span text:style-name="T163">The value of 0xFF is reserved for expansion to longer blocks and should not be used until that is defined.</text:span><text:change-end text:change-id="ct105553134698496"/></text:p>
      <text:p text:style-name="P63">Numerology: <text:s/><text:span text:style-name="T141"><text:s/></text:span><text:change text:change-id="ct105553134698976"/><text:change-start text:change-id="ct105553134699456"/><text:span text:style-name="T170">Although the length of EWP messages is limited to to a total of 256 bytes, it is possible for the Location Services content to be longer tha</text:span><text:change-end text:change-id="ct105553134699456"/><text:change-start text:change-id="ct105553134699696"/><text:span text:style-name="T170">n that through the use of the first/middle/last flags.</text:span><text:change-end text:change-id="ct105553134699696"/><text:change text:change-id="ct105553134699936"/><text:change-start text:change-id="ct105553134700176"/><text:span text:style-name="T170">M</text:span><text:change-end text:change-id="ct105553134700176"/><text:span text:style-name="T156">essages with over 256 bytes of content in a single </text:span><text:change text:change-id="ct105553134700416"/><text:change-start text:change-id="ct105553134700656"/><text:span text:style-name="T170">block</text:span><text:change-end text:change-id="ct105553134700656"/><text:span text:style-name="T156"> are expected to </text:span><text:soft-page-break/><text:span text:style-name="T156">be rare</text:span><text:change-start text:change-id="ct105553134700896"/><text:span text:style-name="T156"> </text:span><text:span text:style-name="T170">and are strongly recommended against at this time</text:span><text:change-end text:change-id="ct105553134700896"/><text:span text:style-name="T156">. <text:s/>Should that be required at some point, that data can be placed in multiple blocks defined with </text:span><text:change-start text:change-id="ct105553134701136"/><text:span text:style-name="T170">their own</text:span><text:change-end text:change-id="ct105553134701136"/><text:change text:change-id="ct105553134701376"/><text:span text:style-name="T156"> first, middle, end </text:span><text:change text:change-id="ct105553134701616"/><text:change-start text:change-id="ct105553134701856"/><text:span text:style-name="T170">flags, or a system for identifying longer blocks can be defined. </text:span><text:span text:style-name="T171">There is not enough information available to define this method at this time, although not doing so will result is some backward-</text:span><text:change-end text:change-id="ct105553134701856"/><text:change-start text:change-id="ct105553134702096"/><text:span text:style-name="T171">compatibility issues,</text:span><text:change-end text:change-id="ct105553134702096"/><text:change text:change-id="ct105553134702336"/></text:p>
      <text:p text:style-name="P34">byte 1: type of content – see below</text:p>
      <text:p text:style-name="P34">byte 2-N: <text:span text:style-name="T116">content defined by type byte</text:span></text:p>
      <text:p text:style-name="P35">There can be more than one block, in which case <text:span text:style-name="T128">the blocks</text:span> are concatenated with no intervening <text:span text:style-name="T127">bytes</text:span>. <text:span text:style-name="T135">Blocks of length 0 (</text:span><text:span text:style-name="T43">i.e.</text:span><text:span text:style-name="T135"> </text:span><text:span text:style-name="T43">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1">’s expected that new types will be routinely added. <text:s/>The current set of type</text:span><text:span text:style-name="T34">s</text:span><text:span text:style-name="T11"> are:</text:span></text:p>
      <text:p text:style-name="P33"><text:span text:style-name="T161">0:</text:span><text:span text:style-name="T116"> </text:span><text:span text:style-name="T162">R</text:span><text:span text:style-name="T116">eserved, </text:span><text:span text:style-name="T127">do not send</text:span><text:span text:style-name="T116">, ignore the associated block on receipt</text:span></text:p>
      <text:p text:style-name="P38">This is meant as a convenient flag for software while creating and parsing messages.</text:p>
      <text:p text:style-name="P95"><text:span text:style-name="T161">1:</text:span> <text:span text:style-name="T162">H</text:span>uman-readable format. <text:span text:style-name="T162">N</text:span>ot intended for machine parsing, <text:span text:style-name="T117">this is meant to carry messages for human display.</text:span></text:p>
      <text:p text:style-name="P96"><text:span text:style-name="T144">An example would be </text:span><text:span text:style-name="T27">“Train 123 arriving at station ABC”.</text:span></text:p>
      <text:p text:style-name="P79"><text:span text:style-name="T57">2:</text:span><text:span text:style-name="T23"> </text:span><text:change text:change-id="ct105553134702576"/><text:change-start text:change-id="ct105553134702816"/><text:span text:style-name="T63">C</text:span><text:change-end text:change-id="ct105553134702816"/><text:span text:style-name="T27">ontent of a read RFID tag</text:span></text:p>
      <text:p text:style-name="P57">In the <text:s/>future, it may be desirable to define types for specific types of tag, e.g. ISO14443, ISO15693, etc. That’s left for a future version once more usage experience is available.</text:p>
      <text:p text:style-name="P80"><text:span text:style-name="T57">3:</text:span><text:span text:style-name="T23"> </text:span><text:change text:change-id="ct105553134703296"/><text:change-start text:change-id="ct105553134703536"/><text:span text:style-name="T63">C</text:span><text:change-end text:change-id="ct105553134703536"/><text:span text:style-name="T27">ontent of a</text:span><text:span text:style-name="T29"> </text:span><text:span text:style-name="T22">QR </text:span><text:span text:style-name="T27">or bar </text:span><text:span text:style-name="T22">code </text:span><text:span text:style-name="T58">read</text:span></text:p>
      <text:p text:style-name="P93"><text:span text:style-name="T57">4:</text:span><text:span text:style-name="T11"> </text:span><text:change text:change-id="ct105553134703776"/><text:change-start text:change-id="ct105553134704016"/><text:span text:style-name="T63">C</text:span><text:change-end text:change-id="ct105553134704016"/><text:span text:style-name="T11">ontent of a RailC</text:span><text:span text:style-name="T42">om</text:span><text:span text:style-name="T11"> read</text:span></text:p>
      <text:p text:style-name="P54"><text:tab/>Is there a document we can refer to about the format and content of this?</text:p>
      <text:p text:style-name="P55">The scanner is expected to parse the contents of the read data and fill in as many of the flag fields as possible.</text:p>
      <text:p text:style-name="P94"><text:span text:style-name="T57">5:</text:span><text:span text:style-name="T11"> </text:span><text:change text:change-id="ct105553134704256"/><text:change-start text:change-id="ct105553134704736"/><text:span text:style-name="T63">C</text:span><text:change-end text:change-id="ct105553134704736"/><text:span text:style-name="T11">ontent of a Digitrax Transponding read</text:span></text:p>
      <text:p text:style-name="P54"><text:tab/>Is there a document we can refer to about the format and content of this?</text:p>
      <text:p text:style-name="P56"><text:change-start text:change-id="ct105553134704976"/><text:span text:style-name="T10">Two bytes of Transponding </text:span><text:span text:style-name="T172">z</text:span><text:span text:style-name="T10">one, followed by two bytes of </text:span><text:span text:style-name="T172">l</text:span><text:span text:style-name="T10">ocomotive address. These hold the values reported by the Transponding reader, without further processing. Any additional information in the Transponding report will appear after the defined four bytes. Its presence will be indicated by the specified length of the block.</text:span></text:p>
      <text:p text:style-name="P55"><text:change-end text:change-id="ct105553134704976"/>The scanner is expected to parse the contents of the read data and fill in as many of the flag fields as possible.<text:change-start text:change-id="ct105553134705456"/> <text:change-end text:change-id="ct105553134705456"/></text:p>
      <text:p text:style-name="P39"><text:soft-page-break/><text:span text:style-name="T57">6:</text:span><text:span text:style-name="T11"> </text:span><text:span text:style-name="T58">P</text:span><text:span text:style-name="T11">osition information: Three </text:span><text:span text:style-name="T33">16</text:span><text:span text:style-name="T11">-bit IEEE floating point numbers representing </text:span><text:span text:style-name="T34">the </text:span><text:span text:style-name="T11">X, Y and Z position of the detected object on the layout. </text:span><text:span text:style-name="T31">The units are meters. <text:s/></text:span></text:p>
      <text:p text:style-name="P40"><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8"><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2">6</text:span><text:span text:style-name="T33">m</text:span><text:span text:style-name="T31">m </text:span><text:span text:style-name="T33">steps </text:span><text:span text:style-name="T31">at </text:span><text:span text:style-name="T33">+/-25</text:span><text:span text:style-name="T31">m</text:span></text:p>
      <text:p text:style-name="P110"><text:change-start text:change-id="ct105553134705216"/><text:span text:style-name="T57">7. </text:span><text:span text:style-name="T11">DCC address: Two byte short or long DCC address, defined with the leading 0xC000 for long addresses.</text:span></text:p>
      <text:p text:style-name="P52">8. Set speed: <text:s/>Float16 value of the current set speed; NaN if not available</text:p>
      <text:p text:style-name="P52">9. Commanded speed: <text:s/>Float16 value of the current commanded speed; NaN if not available</text:p>
      <text:p text:style-name="P52">10. Actual speed: Float16 value of the current actual speed; NaN if not available</text:p>
      <text:p text:style-name="P99"><text:change-end text:change-id="ct105553134705216"/><text:change-start text:change-id="ct105553134705696"/><text:span text:style-name="T61">11</text:span><text:change-end text:change-id="ct105553134705696"/><text:change text:change-id="ct105553134705936"/><text:span text:style-name="T57">:</text:span><text:span text:style-name="T11"> Analog information: </text:span><text:span text:style-name="T58">F</text:span><text:span text:style-name="T11">or reporting analog information (voltage, current, temperature, water level, …) as an IEEE-16 value in SI units, </text:span><text:span text:style-name="T51">followed by a byte for unit</text:span><text:span text:style-name="T56">s</text:span><text:span text:style-name="T51">,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100"><text:span text:style-name="T52">5</text:span><text:span text:style-name="T11">: Degrees C</text:span></text:p>
      <text:p text:style-name="P100"><text:span text:style-name="T52">6</text:span><text:span text:style-name="T11">: Seconds</text:span></text:p>
      <text:p text:style-name="P100"><text:span text:style-name="T52">7</text:span><text:span text:style-name="T11">: Meters</text:span></text:p>
      <text:p text:style-name="P102"><text:span text:style-name="T11">8: Meters</text:span><text:span text:style-name="T74">2</text:span></text:p>
      <text:p text:style-name="P102"><text:span text:style-name="T11">9: Meters</text:span><text:span text:style-name="T74">3</text:span></text:p>
      <text:p text:style-name="P101"><text:span text:style-name="T56">10</text:span><text:span text:style-name="T11">: Meters/second</text:span></text:p>
      <text:p text:style-name="P101"><text:span text:style-name="T56">11</text:span><text:span text:style-name="T11">: Meters/second/second</text:span></text:p>
      <text:p text:style-name="P51">12: Kilograms</text:p>
      <text:p text:style-name="P51">13: Newtons</text:p>
      <text:p text:style-name="P49">All others: Reserved, do not send, treat as unknown on receipt</text:p>
      <text:p text:style-name="P65"><text:soft-page-break/><text:span text:style-name="T70">There needs to be </text:span><text:span text:style-name="T67">something in the block so that </text:span><text:span text:style-name="T70">there can be</text:span><text:span text:style-name="T67"> multiple </text:span><text:span text:style-name="T70">independent </text:span><text:span text:style-name="T67">analog </text:span><text:span text:style-name="T69">information readings</text:span><text:span text:style-name="T67"> in the block. </text:span><text:span text:style-name="T68">Note that there can be multiple readings of a single type in the same message e.g. “Ambient temperature” and “Motor temperature”. </text:span></text:p>
      <text:p text:style-name="P104"><text:span text:style-name="T57">All others </text:span><text:span text:style-name="T53">reserved, do not send; ignore the block on receipt.</text:span></text:p>
      <text:p text:style-name="P88">Definitions for JSON and XML formats were considered. They were not included because <text:span text:style-name="T158">that</text:span> would define yet another level of syntax that would require standardization, and it was felt that the standard format could be defined to carry the same data as needed.</text:p>
      <text:h text:style-name="P114" text:outline-level="3"><text:bookmark-start text:name="__RefHeading___Toc2053_1914660125"/>Consumed and Produced Event ID<text:bookmark-end text:name="__RefHeading___Toc2053_1914660125"/></text:h>
      <text:p text:style-name="P28"><text:span text:style-name="T93">Every node that </text:span><text:change text:change-id="ct105553134706176"/><text:change-start text:change-id="ct105553134706416"/><text:span text:style-name="T172">sends</text:span><text:change-end text:change-id="ct105553134706416"/><text:span text:style-name="T93"> information via this protocol </text:span><text:span text:style-name="T159">must also</text:span><text:span text:style-name="T93"> </text:span><text:span text:style-name="T106">consume</text:span><text:span text:style-name="T93"> a specific well-known Event ID consisting of the well-known </text:span><text:span text:style-name="T156">0x0102 </text:span><text:span text:style-name="T93">prefix assigned <text:s/>followed by six 0x00 bytes.</text:span><text:change-start text:change-id="ct105553134706656"/><text:span text:style-name="T93"> </text:span><text:span text:style-name="T163">When asked to Identify </text:span><text:span text:style-name="T172">Consumers</text:span><text:span text:style-name="T163"> for this event, the reply should include the Valid modifier because the consuming </text:span><text:change-end text:change-id="ct105553134706656"/><text:change-start text:change-id="ct105553134706896"/><text:span text:style-name="T163">nodes are always prepared to respond to this event.</text:span><text:change-end text:change-id="ct105553134706896"/></text:p>
      <text:p text:style-name="P29"><text:tab/><text:span text:style-name="T118">The six 0x00 bytes is an invalid Unique ID, so no </text:span><text:span text:style-name="T159">scanner</text:span><text:span text:style-name="T118"> will allocate this as it</text:span><text:span text:style-name="T28">s own.</text:span></text:p>
      <text:p text:style-name="P37"><text:span text:style-name="T28">N</text:span><text:span text:style-name="T11">odes that will inquire </text:span><text:span text:style-name="T56">for the </text:span><text:span text:style-name="T11">current values of reports produce a specific well-known Event ID </text:span><text:span text:style-name="T30">consisting of the </text:span><text:span text:style-name="T56">0x0102</text:span><text:span text:style-name="T30"> prefix followed by six 0x00 bytes.</text:span><text:change-start text:change-id="ct105553134707136"/><text:span text:style-name="T30"> </text:span><text:span text:style-name="T59">When asked to Identify Producers for this event, the reply should include the Unknown modifier because there’s no state associated with this inside the producer.</text:span><text:change-end text:change-id="ct105553134707136"/></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7">Remembering that a report for entry to a detected area has been sent, so that an exit message can later be sent, is not considered a public state of </text:span><text:span text:style-name="T29">the</text:span><text:span text:style-name="T127">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59">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its detections are reported. In addition, the board will have a <text:change-start text:change-id="ct105553134707376"/><text:span text:style-name="T164">single </text:span><text:change-end text:change-id="ct105553134707376"/>Unique ID that it uses as its node ID. <text:s/>This may, but does not have to be, the same as the Unique ID of one of the readers.<text:change-start text:change-id="ct105553134708096"/></text:p>
      <text:p text:style-name="P108">When requested to Identify Producers for one of the Report Messages defined above, the Producer Identified <text:span text:style-name="T11">response</text:span> should <text:change-end text:change-id="ct105553134708096"/><text:change-start text:change-id="ct105553134709056"/><text:s/>carry as modifiers:</text:p>
      <text:list text:style-name="L5">
        <text:list-item>
          <text:p text:style-name="P146">Valid – the last Report Message<text:span text:style-name="T11">’s contents are still valid, and would be produced now</text:span></text:p>
        </text:list-item>
        <text:list-item>
          <text:p text:style-name="P146">Invalid – the last Report Message<text:span text:style-name="T11">’s contents are no long valid, and would not be produced now</text:span></text:p>
        </text:list-item>
        <text:list-item>
          <text:p text:style-name="P147">Unknown – if neither of the above apply<text:change-end text:change-id="ct105553134709056"/><text:change-start text:change-id="ct105553134708576"/></text:p>
        </text:list-item>
      </text:list>
      <text:p text:style-name="P109"><text:soft-page-break/>These values are chosen to be consistent with the general definitions in the Event Transport protocol definition.<text:change-end text:change-id="ct105553134708576"/></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105">PCER </text:span>message with the above format. <text:s/><text:span text:style-name="T105">PCER messages are global, so all interested nodes will receive this message. The interested nodes can then process them as desired.</text:span></text:p>
      <text:p text:style-name="P27"><text:span text:style-name="T118">Note this says </text:span><text:span text:style-name="T28">“may emit”. <text:s/>That choice of whether or not to report every time new information is received is up to the device manufacturer. </text:span></text:p>
      <text:p text:style-name="P27"><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66">node</text:span><text:span text:style-name="T30"> only sends one </text:span><text:span text:style-name="T29">PCER event-with-payload </text:span><text:span text:style-name="T30">sequence at a time. </text:span><text:span text:style-name="T28"><text:s/></text:span></text:p>
      <text:p text:style-name="P67"><text:span text:style-name="T28">E</text:span><text:span text:style-name="T11">xample: An RFID reader reads the fixed information from a tag. <text:s/>This does not directly contain a Unique ID for the </text:span><text:span text:style-name="T54">scanned</text:span><text:span text:style-name="T11">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4">of the scanned item</text:span><text:span text:style-name="T11">, and produces a report message that contains it and the original RFID information block. </text:span></text:p>
      <text:p text:style-name="P36"><text:span text:style-name="T28">E</text:span><text:span text:style-name="T11">xample: A scanner produces a message that carries </text:span><text:span text:style-name="T35">only the minimal</text:span><text:span text:style-name="T11"> information. <text:s/>A second node with </text:span><text:span text:style-name="T44">other sources of data</text:span><text:span text:style-name="T11"> consumes that message. </text:span><text:span text:style-name="T36">Using the Unique IDs for the scanner and the scanned item, </text:span><text:span text:style-name="T44">this second node</text:span><text:span text:style-name="T36"> </text:span><text:span text:style-name="T11">creates suitable human-readable content </text:span><text:span text:style-name="T36">such as “Train 123 arriving on track 4 five minutes late”.</text:span><text:span text:style-name="T11"> It then adds that content as </text:span><text:span text:style-name="T37">a new</text:span><text:span text:style-name="T11"> block and produces a new message with otherwise the same content. <text:s/>Meanwhile, a </text:span><text:span text:style-name="T44">third </text:span><text:span text:style-name="T11">node driving a station display consumes the first message, sees it’s from </text:span><text:span text:style-name="T38">its associated</text:span><text:span text:style-name="T11"> scanner but there’s no human readable content and discards it. <text:s/>It then consumes the second message, sees it’s from </text:span><text:span text:style-name="T38">its appropriate</text:span><text:span text:style-name="T11">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45">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ext:soft-page-break/>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8"><text:span text:style-name="T11">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0">virtual </text:span><text:span text:style-name="T11">block associated with a specific virtual scanner’</text:span><text:span text:style-name="T40">s Unique ID</text:span><text:span text:style-name="T11">. <text:s/>Upon finding a train in one of these, this node will produce a report that includes the Unique ID of the specific vir</text:span><text:span text:style-name="T39">tual scanner. This in turn will be consumed </text:span><text:span text:style-name="T40">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3"><text:s/>Sending </text:span><text:span text:style-name="T118">the defined 0x01 02 00 00 00 00 00 00</text:span><text:span text:style-name="T93"> Event ID in an Identify </text:span><text:span text:style-name="T120">Consumer</text:span><text:span text:style-name="T93"> message will result in </text:span><text:span text:style-name="T120">Consumer</text:span><text:span text:style-name="T93"> Identified messages that indicate which nodes can take part in this protocol</text:span><text:span text:style-name="T129">.</text:span></text:p>
      <text:p text:style-name="P19">This removes the need to include <text:span text:style-name="T130">this protocol</text:span> in the Protocol Identification Protocol bits, <text:span text:style-name="T137">although that can also be considered for ease of access.</text:span></text:p>
      <text:p text:style-name="P90">Note that this refers to <text:span text:style-name="T94">nodes</text:span>. The individual scanners are not nodes. <text:span text:style-name="T160">They</text:span><text:span text:style-name="T55">’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8">I</text:span>dentified messages indicating the Unique IDs of all the scanners.<text:span text:style-name="T160"> </text:span></text:p>
      <text:h text:style-name="P115" text:outline-level="3"><text:bookmark-start text:name="__RefHeading___Toc1256_1180730750"/>Identification of scann<text:span text:style-name="T133">able</text:span> objects<text:bookmark-end text:name="__RefHeading___Toc1256_1180730750"/></text:h>
      <text:p text:style-name="P16">T<text:span text:style-name="T11">h</text:span>ere is currently no way to <text:span text:style-name="T100">efficiently </text:span>request the unique IDs of <text:span text:style-name="T94">all</text:span> scann<text:span text:style-name="T109">able</text:span> objects. <text:span text:style-name="T119">Some of them might not be currently visible to the system. </text:span><text:span text:style-name="T108">You can retrieve all </text:span><text:span text:style-name="T95">presently-visible</text:span><text:span text:style-name="T108"> objects by retrieving the most recent scan reports, see section below.</text:span></text:p>
      <text:h text:style-name="P115"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107">n that case, </text:span><text:span text:style-name="T119">the</text:span><text:span text:style-name="T107"> </text:span><text:span text:style-name="T127">new node </text:span><text:span text:style-name="T107">can produce (in a PCER message) the </text:span><text:span text:style-name="T121">0x01 02</text:span><text:span text:style-name="T107"> 00 </text:span><text:span text:style-name="T121">00 00 00 00 00</text:span><text:span text:style-name="T107"> </text:span><text:span text:style-name="T122">Event ID</text:span><text:span text:style-name="T107">. <text:s/>This is consumed by all nodes that implement this protocol. <text:s/>When consumed, </text:span><text:span text:style-name="T29">each of those</text:span><text:span text:style-name="T107"> node</text:span><text:span text:style-name="T127">s</text:span><text:span text:style-name="T107"> will re-emit the most recent report from each of its scanner implementati</text:span><text:span text:style-name="T119">ons.</text:span></text:p>
      <text:p text:style-name="P64">How to handle multiple overlapping reports from the same scanner? <text:s/>Just send them all? In what order? <text:span text:style-name="T109">Option for the implementor?</text:span></text:p>
      <text:p text:style-name="P91">This might be a large load on the network. <text:change text:change-id="ct105553134710976"/><text:change-start text:change-id="ct105553134710496"/><text:span text:style-name="T172">T</text:span><text:change-end text:change-id="ct105553134710496"/>his request will result <text:change text:change-id="ct105553134710016"/><text:change-start text:change-id="ct105553134711456"/><text:span text:style-name="T172">in</text:span><text:change-end text:change-id="ct105553134711456"/> one or more <text:change-start text:change-id="ct105553134711936"/><text:span text:style-name="T172">PCER </text:span><text:change-end text:change-id="ct105553134711936"/>messages from (most? a<text:span text:style-name="T11">ll?) scanners.</text:span></text:p>
      <text:p text:style-name="P58"><text:soft-page-break/>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9">users</text:span> of scanned information<text:bookmark-end text:name="__RefHeading___Toc2057_1914660125"/></text:h>
      <text:p text:style-name="P105">A node can identify <text:s/>nodes that <text:change text:change-id="ct105553134712896"/><text:change-start text:change-id="ct105553134712416"/><text:span text:style-name="T173">inquire for</text:span><text:change-end text:change-id="ct105553134712416"/> scanned information <text:span text:style-name="T121">by emitting an Identify Producer message for the 0x01 02 00 00 00 00 00 00 Event Id. </text:span><text:s/></text:p>
      <text:p text:style-name="P38">The <text:span text:style-name="T159">Standard</text:span> doesn<text:span text:style-name="T11">’t actually require that a using node be able to produce that event if it’s not going to inquire about the current reports. <text:s/>So </text:span><text:span text:style-name="T49">this is not </text:span><text:span text:style-name="T11">“identify </text:span><text:span text:style-name="T65">all</text:span><text:span text:style-name="T11"> nodes that use scanned information”.</text:span></text:p>
      <text:h text:style-name="Heading_20_3" text:outline-level="3"><text:bookmark-start text:name="__RefHeading___Toc1260_1180730750"/>Traffic limit<text:span text:style-name="T110">ing</text:span><text:bookmark-end text:name="__RefHeading___Toc1260_1180730750"/></text:h>
      <text:p text:style-name="P18">Producing nodes may not produce the same event with payload content <text:span text:style-name="T142">more than </text:span><text:span text:style-name="T155">twice</text:span><text:span text:style-name="T142"> per second.</text:span></text:p>
      <text:p text:style-name="P92">T<text:span text:style-name="T11">h</text:span>e goal of this section is to reduce the bandwidth consumed by repeating detection messages.<text:change-start text:change-id="ct105553134713376"/> <text:span text:style-name="T172">Repeating the same message is a bad practice, and should be limited to the extent possible.</text:span><text:change-end text:change-id="ct105553134713376"/></text:p>
      <text:p text:style-name="P92">Another approach would <text:span text:style-name="T159">have been </text:span>to prohibit sending the same content twice in a row. Ho<text:span text:style-name="T143">w</text:span>ever, there may be situations where that<text:span text:style-name="T11">’s a valid thing to do.</text:span></text:p>
      <text:h text:style-name="Heading_20_1" text:outline-level="1"><text:bookmark-start text:name="__RefHeading___Toc372_3301739189"/>Background Information<text:bookmark-end text:name="__RefHeading___Toc372_3301739189"/></text:h>
      <text:p text:style-name="P8"><text:span text:style-name="T79">R</text:span>FID readers <text:span text:style-name="T11">and</text:span> tags come in multiple forms. With 13.56MHz RFID, be it ISO14443 (as used in the RC522 readers), or ISO15693<text:change text:change-id="ct105553134713856"/>, the following points apply:</text:p>
      <text:list text:style-name="L6">
        <text:list-item>
          <text:p text:style-name="P148">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49">In addition, there at least another 96 bytes of user programmable EPROM, but these need to be read when the tag is essentially static over a reader, due to the time taken to read all the bytes.</text:p>
        </text:list-item>
      </text:list>
      <text:p text:style-name="P12"><text:span text:style-name="T81">The tags used by the MERG CAN RFID readers provide five bytes of programmable payload. Multiple conventions have been proposed for </text:span><text:span text:style-name="T80">the contents of those bytes.</text:span></text:p>
      <text:p text:style-name="P14">QR codes come in multiple forms. <text:s/>Depending on version, size and error correction level, they can contain thousands of characters, <text:span text:style-name="T146">many more than can reasonably be carried across OpenLCB CAN links.</text:span></text:p>
      <text:p text:style-name="P11">Some <text:span text:style-name="T118">scanners</text:span> can report the direction of <text:span text:style-name="T11">the</text:span> detected train. For some, this is whether the train is moving in forward or reverse. <text:s/>For others, it<text:span text:style-name="T11">’s whether the train is moving in one direction on the track vs the other (North vs South, East vs West), </text:span><text:span text:style-name="T54">e.g. </text:span><text:span text:style-name="T15">ProTrak Grapevine systems can report moving North/East, not moving, and moving South/West.</text:span></text:p>
      <text:p text:style-name="P13"><text:soft-page-break/><text:span text:style-name="T15">R</text:span><text:span text:style-name="T11">PS detector</text:span><text:span text:style-name="T21">s</text:span><text:span text:style-name="T11"> report</text:span><text:span text:style-name="T21">ed</text:span><text:span text:style-name="T11"> </text:span><text:span text:style-name="T16">absolute </text:span><text:span text:style-name="T11">X, Y and Z coordinates of the detected rolling stock. <text:s/></text:span><text:span text:style-name="T16">The report </text:span><text:span text:style-name="T21">was</text:span><text:span text:style-name="T16"> emitted at specified intervals. <text:s/></text:span><text:span text:style-name="T11">Although these are no longer being produced, something similar may emerge in the future </text:span><text:span text:style-name="T16">with developments in e.g. video monitoring of a layout.</text:span></text:p>
      <text:p text:style-name="P106"><text:span text:style-name="T16">T</text:span><text:span text:style-name="T41">raditional block detectors and point detectors are an interesting special case. They’re simple, low-cost and common on layouts. They can’t sense any address information from the detected rolling stock. </text:span><text:span text:style-name="T54">Although t</text:span><text:span text:style-name="T45">heir needs are already met by the Event Transfer protocol itself, they can also use this </text:span><text:span text:style-name="T41"><text:s/>protocol to convey their information too. </text:span></text:p>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s/>1 <text:s/>Introduction<text:tab/>1</text:p>
          <text:p text:style-name="P83"><text:s/>1.1 <text:s/>Served Use Cases<text:tab/>1</text:p>
          <text:p text:style-name="P83"><text:s/>1.2 <text:s/>Unserved Use Cases<text:tab/>2</text:p>
          <text:p text:style-name="P83"><text:s/>1.3 <text:s/>Requirements<text:tab/>2</text:p>
          <text:p text:style-name="P83"><text:s/>1.4 <text:s/>Not Requirements; Unmet Requirements<text:tab/>3</text:p>
          <text:p text:style-name="P82"><text:s/>2 <text:s/>Specified Sections<text:tab/>4</text:p>
          <text:p text:style-name="P83"><text:s/>2.1 <text:s/>Introduction<text:tab/>4</text:p>
          <text:p text:style-name="P83"><text:s/>2.2 <text:s/>Intended Use<text:tab/>4</text:p>
          <text:p text:style-name="P83"><text:s/>2.3 <text:s/>Reference and Context<text:tab/>4</text:p>
          <text:p text:style-name="P83"><text:s/>2.4 <text:s/>Message Formats<text:tab/>4</text:p>
          <text:p text:style-name="P84"><text:s/>2.4.1 <text:s/>Report Message<text:tab/>4</text:p>
          <text:p text:style-name="P85"><text:s/>2.4.1.1 <text:s/>Flag bits<text:tab/>5</text:p>
          <text:p text:style-name="P85"><text:s/>2.4.1.2 <text:s/>Standard Content Form<text:tab/>6</text:p>
          <text:p text:style-name="P85"><text:s/>2.4.1.3 <text:s/>Standard Content Block Types<text:tab/>7</text:p>
          <text:p text:style-name="P84"><text:s/>2.4.2 <text:s/>Consumed and Produced Event ID<text:tab/>8</text:p>
          <text:p text:style-name="P83"><text:s/>2.5 <text:s/>States<text:tab/>9</text:p>
          <text:p text:style-name="P83"><text:s/>2.6 <text:s/>Interactions<text:tab/>9</text:p>
          <text:p text:style-name="P84"><text:s/>2.6.1 <text:s/>Reporting new information<text:tab/>9</text:p>
          <text:p text:style-name="P84"><text:s/>2.6.2 <text:s/>Identification of scanners<text:tab/>10</text:p>
          <text:p text:style-name="P84"><text:s/>2.6.3 <text:s/>Identification of scannable objects<text:tab/>11</text:p>
          <text:p text:style-name="P84"><text:s/>2.6.4 <text:s/>Retrieving most recent scan reports<text:tab/>11</text:p>
          <text:p text:style-name="P84"><text:s/>2.6.5 <text:s/>Identifying users of scanned information<text:tab/>11</text:p>
          <text:p text:style-name="P84"><text:s/>2.6.6 <text:s/>Traffic limiting<text:tab/>11</text:p>
          <text:p text:style-name="P82"><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officeooo:rsid="00cc4983"/>
    </style:style>
    <style:style style:name="MT9"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5</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6-03T08:28:06.651605344">Jun 3, 2024</text:date></text:span></text:span></text:p>
      </style:footer>
    </style:master-page>
    <style:master-page style:name="First_20_Page" style:display-name="First Page" style:page-layout-name="Mpm2" draw:style-name="Mdp1" style:next-style-name="Standard">
      <style:header>
        <text:tracked-changes>
          <text:changed-region xml:id="ct105553134862576" text:id="ct105553134862576">
            <text:insertion>
              <office:change-info>
                <dc:creator>Bob Jacobsen</dc:creator>
                <dc:date>2024-06-03T06:38:44</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change-start text:change-id="ct105553134862576"/><text:span text:style-name="MT8">s</text:span><text:change-end text:change-id="ct105553134862576"/></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4-06-03T08:28:06.654311651">Jun 3, 2024</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9">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6-03T08:28:06.655115685">Jun 3, 2024</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49</meta:editing-cycles>
    <meta:editing-duration>P1DT2H58M2S</meta:editing-duration>
    <meta:generator>LibreOffice/7.4.6.2$MacOSX_X86_64 LibreOffice_project/5b1f5509c2decdade7fda905e3e1429a67acd63d</meta:generator>
    <dc:date>2024-06-03T08:28:06.203763063</dc:date>
    <dc:creator>Bob Jacobsen</dc:creator>
    <meta:printed-by>Bob Jacobsen</meta:printed-by>
    <meta:print-date>2024-06-03T07:14:28.431110221</meta:print-date>
    <meta:document-statistic meta:table-count="1" meta:image-count="1" meta:object-count="0" meta:page-count="15" meta:paragraph-count="252" meta:word-count="5317" meta:character-count="31794" meta:non-whitespace-character-count="26556"/>
    <meta:user-defined meta:name="Info 1"/>
    <meta:user-defined meta:name="Info 2"/>
    <meta:user-defined meta:name="Info 3"/>
    <meta:user-defined meta:name="Info 4"/>
  </office:meta>
</office:document-meta>
</file>